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Table_20_title">
      <style:paragraph-properties fo:break-before="page"/>
      <style:text-properties fo:language="en" fo:country="US"/>
    </style:style>
    <style:style style:name="P4" style:family="paragraph" style:parent-style-name="Author_20_names">
      <style:text-properties fo:language="en" fo:country="US" officeooo:paragraph-rsid="001ba4bc"/>
    </style:style>
    <style:style style:name="P5" style:family="paragraph" style:parent-style-name="Abstract">
      <style:text-properties fo:language="en" fo:country="US"/>
    </style:style>
    <style:style style:name="P6" style:family="paragraph" style:parent-style-name="Acknowledgements">
      <style:text-properties fo:language="en" fo:country="US"/>
    </style:style>
    <style:style style:name="P7" style:family="paragraph" style:parent-style-name="Affiliation">
      <style:text-properties fo:language="en" fo:country="US"/>
    </style:style>
    <style:style style:name="P8" style:family="paragraph" style:parent-style-name="Correspondence_20_details">
      <style:text-properties fo:language="en" fo:country="US"/>
    </style:style>
    <style:style style:name="P9" style:family="paragraph" style:parent-style-name="Displayed_20_equation">
      <style:text-properties fo:language="en" fo:country="US"/>
    </style:style>
    <style:style style:name="P10" style:family="paragraph" style:parent-style-name="Displayed_20_quotation">
      <style:text-properties fo:language="en" fo:country="US"/>
    </style:style>
    <style:style style:name="P11" style:family="paragraph" style:parent-style-name="Figure_20_caption">
      <style:text-properties fo:language="en" fo:country="US"/>
    </style:style>
    <style:style style:name="P12" style:family="paragraph" style:parent-style-name="Footnotes">
      <style:text-properties fo:language="en" fo:country="US"/>
    </style:style>
    <style:style style:name="P13" style:family="paragraph" style:parent-style-name="Heading_20_1">
      <style:text-properties fo:language="en" fo:country="US"/>
    </style:style>
    <style:style style:name="P14" style:family="paragraph" style:parent-style-name="Paragraph">
      <style:paragraph-properties style:writing-mode="lr-tb"/>
      <style:text-properties fo:language="en" fo:country="US" officeooo:rsid="00402100" officeooo:paragraph-rsid="00402100"/>
    </style:style>
    <style:style style:name="P15" style:family="paragraph" style:parent-style-name="Heading_20_1">
      <style:text-properties fo:language="en" fo:country="US" officeooo:rsid="00354e64" officeooo:paragraph-rsid="00354e64"/>
    </style:style>
    <style:style style:name="P16" style:family="paragraph" style:parent-style-name="Paragraph">
      <style:text-properties fo:language="en" fo:country="US" officeooo:rsid="00354e64" officeooo:paragraph-rsid="00354e64"/>
    </style:style>
    <style:style style:name="P17" style:family="paragraph" style:parent-style-name="Heading_20_1">
      <style:text-properties fo:language="en" fo:country="US" officeooo:rsid="00492e29" officeooo:paragraph-rsid="00492e29"/>
    </style:style>
    <style:style style:name="P18" style:family="paragraph" style:parent-style-name="Heading_20_2">
      <style:text-properties fo:language="en" fo:country="US"/>
    </style:style>
    <style:style style:name="P19" style:family="paragraph" style:parent-style-name="Heading_20_2">
      <style:paragraph-properties style:writing-mode="lr-tb"/>
      <style:text-properties fo:language="en" fo:country="US" officeooo:paragraph-rsid="0047da11"/>
    </style:style>
    <style:style style:name="P20" style:family="paragraph" style:parent-style-name="Paragraph">
      <style:paragraph-properties style:writing-mode="lr-tb"/>
      <style:text-properties fo:language="en" fo:country="US" officeooo:paragraph-rsid="0047da11"/>
    </style:style>
    <style:style style:name="P21" style:family="paragraph" style:parent-style-name="Heading_20_3">
      <style:text-properties fo:language="en" fo:country="US"/>
    </style:style>
    <style:style style:name="P22" style:family="paragraph" style:parent-style-name="Heading_20_4_20__2b__20_Paragraph">
      <style:text-properties fo:language="en" fo:country="US"/>
    </style:style>
    <style:style style:name="P23" style:family="paragraph" style:parent-style-name="Keywords">
      <style:text-properties fo:language="en" fo:country="US"/>
    </style:style>
    <style:style style:name="P24" style:family="paragraph" style:parent-style-name="New_20_paragraph">
      <style:text-properties fo:language="en" fo:country="US"/>
    </style:style>
    <style:style style:name="P25" style:family="paragraph" style:parent-style-name="Notes_20_on_20_contributors">
      <style:text-properties fo:language="en" fo:country="US"/>
    </style:style>
    <style:style style:name="P26" style:family="paragraph" style:parent-style-name="Paragraph">
      <style:text-properties fo:language="en" fo:country="US"/>
    </style:style>
    <style:style style:name="P27" style:family="paragraph" style:parent-style-name="References">
      <style:text-properties fo:language="en" fo:country="US"/>
    </style:style>
    <style:style style:name="P28" style:family="paragraph" style:parent-style-name="Standard">
      <style:text-properties fo:language="en" fo:country="US"/>
    </style:style>
    <style:style style:name="P29" style:family="paragraph" style:parent-style-name="Subject_20_codes">
      <style:text-properties fo:language="en" fo:country="US"/>
    </style:style>
    <style:style style:name="P30" style:family="paragraph" style:parent-style-name="New_20_paragraph">
      <style:paragraph-properties style:writing-mode="lr-tb"/>
      <style:text-properties fo:language="en" fo:country="US" officeooo:rsid="0020ef47" officeooo:paragraph-rsid="0047da11"/>
    </style:style>
    <style:style style:name="P31" style:family="paragraph" style:parent-style-name="New_20_paragraph">
      <style:paragraph-properties style:writing-mode="lr-tb"/>
      <style:text-properties fo:language="en" fo:country="US" officeooo:rsid="004f03b2" officeooo:paragraph-rsid="004f03b2"/>
    </style:style>
    <style:style style:name="P32" style:family="paragraph" style:parent-style-name="Article_20_title">
      <style:text-properties fo:font-size="14pt" fo:language="en" fo:country="US" fo:font-weight="bold" officeooo:rsid="0019d845" officeooo:paragraph-rsid="0019d845" style:font-size-asian="14pt" style:font-weight-asian="bold" style:font-size-complex="12pt"/>
    </style:style>
    <style:style style:name="P33" style:family="paragraph" style:parent-style-name="Article_20_title">
      <style:paragraph-properties fo:break-before="page"/>
      <style:text-properties fo:font-size="14pt" fo:language="en" fo:country="US" fo:font-weight="bold" officeooo:rsid="0019d845" officeooo:paragraph-rsid="001d7c12" style:font-size-asian="14pt" style:font-weight-asian="bold" style:font-size-complex="12pt"/>
    </style:style>
    <style:style style:name="P34" style:family="paragraph" style:parent-style-name="Heading_20_1">
      <style:text-properties fo:font-size="12pt" fo:language="en" fo:country="US" fo:font-weight="bold" officeooo:rsid="001e1583" officeooo:paragraph-rsid="0028a793" style:letter-kerning="true" style:font-size-asian="12pt" style:font-weight-asian="bold" style:font-name-complex="Arial" style:font-size-complex="16pt" style:font-weight-complex="bold"/>
    </style:style>
    <style:style style:name="P35" style:family="paragraph" style:parent-style-name="Heading_20_1">
      <style:text-properties fo:font-size="12pt" fo:language="en" fo:country="US" fo:font-style="italic" fo:font-weight="bold" officeooo:rsid="0027525e" officeooo:paragraph-rsid="0028a793" style:letter-kerning="true" style:font-size-asian="12pt" style:font-style-asian="italic" style:font-weight-asian="bold" style:font-name-complex="Arial" style:font-size-complex="16pt" style:font-style-complex="italic" style:font-weight-complex="bold"/>
    </style:style>
    <style:style style:name="P36" style:family="paragraph" style:parent-style-name="Heading_20_2">
      <style:paragraph-properties style:writing-mode="lr-tb"/>
      <style:text-properties fo:font-size="12pt" fo:language="en" fo:country="US" fo:font-style="italic" fo:font-weight="bold" officeooo:rsid="001e1583" officeooo:paragraph-rsid="001e1583" style:letter-kerning="true" style:font-size-asian="12pt" style:font-style-asian="italic" style:font-weight-asian="bold" style:font-name-complex="Arial" style:font-size-complex="16pt" style:font-style-complex="italic" style:font-weight-complex="bold"/>
    </style:style>
    <style:style style:name="P37" style:family="paragraph" style:parent-style-name="Paragraph">
      <style:paragraph-properties style:writing-mode="lr-tb"/>
      <style:text-properties fo:font-size="12pt" fo:language="en" fo:country="US" fo:font-style="normal" fo:font-weight="normal" officeooo:rsid="001e1583" officeooo:paragraph-rsid="00293eeb" style:letter-kerning="true" style:font-size-asian="12pt" style:font-style-asian="normal" style:font-weight-asian="normal" style:font-name-complex="Arial" style:font-size-complex="16pt" style:font-style-complex="normal" style:font-weight-complex="normal"/>
    </style:style>
    <style:style style:name="P38" style:family="paragraph" style:parent-style-name="Paragraph">
      <style:paragraph-properties style:writing-mode="lr-tb"/>
      <style:text-properties fo:font-size="12pt" fo:language="en" fo:country="US" fo:font-style="normal" fo:font-weight="normal" officeooo:rsid="001f8538" officeooo:paragraph-rsid="001f8538" style:letter-kerning="true" style:font-size-asian="12pt" style:font-style-asian="normal" style:font-weight-asian="normal" style:font-name-complex="Arial" style:font-size-complex="16pt" style:font-style-complex="normal" style:font-weight-complex="normal"/>
    </style:style>
    <style:style style:name="P39" style:family="paragraph" style:parent-style-name="Heading_20_2">
      <style:text-properties fo:font-size="12pt" fo:font-style="italic" fo:font-weight="bold" officeooo:rsid="00492e29" officeooo:paragraph-rsid="00492e29" style:font-size-asian="12pt" style:font-style-asian="italic" style:font-weight-asian="bold" style:font-name-complex="Arial" style:font-size-complex="14pt" style:font-style-complex="italic" style:font-weight-complex="bold"/>
    </style:style>
    <style:style style:name="P40" style:family="paragraph" style:parent-style-name="Heading_20_2">
      <style:text-properties officeooo:paragraph-rsid="005f4cdf"/>
    </style:style>
    <style:style style:name="P41" style:family="paragraph" style:parent-style-name="Heading_20_3">
      <style:text-properties officeooo:rsid="0062959a" officeooo:paragraph-rsid="0062959a"/>
    </style:style>
    <style:style style:name="P42" style:family="paragraph" style:parent-style-name="Paragraph">
      <style:paragraph-properties style:writing-mode="lr-tb"/>
      <style:text-properties officeooo:rsid="0062959a" officeooo:paragraph-rsid="0062959a"/>
    </style:style>
    <style:style style:name="P43" style:family="paragraph" style:parent-style-name="Heading_20_3">
      <style:text-properties officeooo:paragraph-rsid="00664c43"/>
    </style:style>
    <style:style style:name="P44" style:family="paragraph" style:parent-style-name="New_20_paragraph">
      <style:paragraph-properties style:writing-mode="lr-tb"/>
      <style:text-properties officeooo:rsid="006380e8" officeooo:paragraph-rsid="006380e8"/>
    </style:style>
    <style:style style:name="P45" style:family="paragraph" style:parent-style-name="New_20_paragraph">
      <style:paragraph-properties fo:margin-left="0in" fo:margin-right="0in" fo:text-indent="0in" style:auto-text-indent="false" style:writing-mode="lr-tb"/>
      <style:text-properties officeooo:rsid="006380e8" officeooo:paragraph-rsid="00664c43"/>
    </style:style>
    <style:style style:name="P46" style:family="paragraph" style:parent-style-name="Paragraph">
      <style:paragraph-properties fo:margin-left="0in" fo:margin-right="0in" fo:text-indent="0in" style:auto-text-indent="false" style:writing-mode="lr-tb"/>
      <style:text-properties officeooo:rsid="006380e8" officeooo:paragraph-rsid="00664c43"/>
    </style:style>
    <style:style style:name="P47" style:family="paragraph" style:parent-style-name="Paragraph">
      <style:paragraph-properties style:writing-mode="lr-tb"/>
      <style:text-properties officeooo:rsid="0062bc89" officeooo:paragraph-rsid="0062bc89"/>
    </style:style>
    <style:style style:name="P48" style:family="paragraph" style:parent-style-name="Paragraph">
      <style:text-properties officeooo:paragraph-rsid="006b2652"/>
    </style:style>
    <style:style style:name="P49" style:family="paragraph" style:parent-style-name="Heading_20_3">
      <style:text-properties fo:font-style="italic" style:font-style-asian="italic" style:font-style-complex="italic"/>
    </style:style>
    <style:style style:name="P50" style:family="paragraph" style:parent-style-name="Paragraph">
      <style:paragraph-properties style:writing-mode="lr-tb"/>
      <style:text-properties fo:font-style="italic" officeooo:rsid="00783167" officeooo:paragraph-rsid="00783167" style:font-style-asian="italic" style:font-style-complex="italic"/>
    </style:style>
    <style:style style:name="P51" style:family="paragraph" style:parent-style-name="New_20_paragraph">
      <style:paragraph-properties fo:margin-left="0in" fo:margin-right="0in" fo:text-indent="0in" style:auto-text-indent="false" style:writing-mode="lr-tb"/>
      <style:text-properties fo:font-style="normal" officeooo:rsid="006b2652" officeooo:paragraph-rsid="006b2652" style:font-style-asian="normal" style:font-style-complex="normal"/>
    </style:style>
    <style:style style:name="P52" style:family="paragraph" style:parent-style-name="New_20_paragraph">
      <style:paragraph-properties style:writing-mode="lr-tb"/>
    </style:style>
    <style:style style:name="P53" style:family="paragraph" style:parent-style-name="New_20_paragraph">
      <style:paragraph-properties style:writing-mode="lr-tb"/>
      <style:text-properties officeooo:rsid="007db4bc" officeooo:paragraph-rsid="007db4bc"/>
    </style:style>
    <style:style style:name="P54" style:family="paragraph" style:parent-style-name="New_20_paragraph">
      <style:text-properties officeooo:paragraph-rsid="00917612"/>
    </style:style>
    <style:style style:name="P55" style:family="paragraph" style:parent-style-name="Heading_20_1">
      <style:text-properties fo:language="en" fo:country="US" officeooo:rsid="00402100" officeooo:paragraph-rsid="00402100"/>
    </style:style>
    <style:style style:name="P56" style:family="paragraph" style:parent-style-name="Bulleted_20_list" style:list-style-name="WWNum28">
      <style:text-properties fo:language="en" fo:country="US"/>
    </style:style>
    <style:style style:name="P57" style:family="paragraph" style:parent-style-name="Heading_20_3">
      <style:paragraph-properties fo:margin-left="0in" fo:margin-right="0in" fo:text-indent="0in" style:auto-text-indent="false"/>
      <style:text-properties officeooo:rsid="009cb9fd" officeooo:paragraph-rsid="009cb9fd"/>
    </style:style>
    <style:style style:name="P58" style:family="paragraph" style:parent-style-name="New_20_paragraph">
      <style:paragraph-properties style:writing-mode="lr-tb"/>
      <style:text-properties fo:font-style="normal" officeooo:rsid="00976e15" officeooo:paragraph-rsid="0093b458" style:font-style-asian="normal" style:font-style-complex="normal"/>
    </style:style>
    <style:style style:name="P59" style:family="paragraph" style:parent-style-name="New_20_paragraph">
      <style:paragraph-properties style:writing-mode="lr-tb"/>
      <style:text-properties officeooo:rsid="009b7d9f" officeooo:paragraph-rsid="009b7d9f"/>
    </style:style>
    <style:style style:name="P60" style:family="paragraph" style:parent-style-name="New_20_paragraph">
      <style:paragraph-properties fo:margin-left="0in" fo:margin-right="0in" fo:text-indent="0in" style:auto-text-indent="false"/>
      <style:text-properties officeooo:rsid="009cb9fd" officeooo:paragraph-rsid="009cb9fd"/>
    </style:style>
    <style:style style:name="P61" style:family="paragraph" style:parent-style-name="Numbered_20_list">
      <style:text-properties fo:language="en" fo:country="US"/>
    </style:style>
    <style:style style:name="P62" style:family="paragraph" style:parent-style-name="Numbered_20_list" style:list-style-name="WWNum24">
      <style:text-properties fo:language="en" fo:country="US"/>
    </style:style>
    <style:style style:name="P63" style:family="paragraph" style:parent-style-name="Paragraph">
      <style:paragraph-properties style:writing-mode="lr-tb"/>
      <style:text-properties officeooo:rsid="0093b458" officeooo:paragraph-rsid="0093b458"/>
    </style:style>
    <style:style style:name="P64" style:family="paragraph" style:parent-style-name="Paragraph">
      <style:text-properties officeooo:rsid="009cb9fd" officeooo:paragraph-rsid="009cb9fd"/>
    </style:style>
    <style:style style:name="P65" style:family="paragraph" style:parent-style-name="Paragraph">
      <style:paragraph-properties fo:margin-left="0in" fo:margin-right="0in" fo:text-indent="0in" style:auto-text-indent="false"/>
      <style:text-properties officeooo:rsid="009cb9fd" officeooo:paragraph-rsid="009cb9fd"/>
    </style:style>
    <style:style style:name="T1" style:family="text">
      <style:text-properties style:text-position="super 58%"/>
    </style:style>
    <style:style style:name="T2" style:family="text">
      <style:text-properties style:text-position="super 58%" fo:font-size="12pt" officeooo:rsid="0030b958" style:font-size-asian="12pt" style:font-size-complex="12pt"/>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27525e" style:font-style-asian="italic" style:font-style-complex="italic"/>
    </style:style>
    <style:style style:name="T7" style:family="text">
      <style:text-properties fo:font-style="italic" officeooo:rsid="0028a793" style:font-style-asian="italic" style:font-style-complex="italic"/>
    </style:style>
    <style:style style:name="T8" style:family="text">
      <style:text-properties fo:font-style="italic" officeooo:rsid="00664c43" style:font-style-asian="italic" style:font-style-complex="italic"/>
    </style:style>
    <style:style style:name="T9" style:family="text">
      <style:text-properties fo:font-style="italic" officeooo:rsid="0066f16d" style:font-style-asian="italic" style:font-style-complex="italic"/>
    </style:style>
    <style:style style:name="T10" style:family="text">
      <style:text-properties fo:font-style="italic" officeooo:rsid="0070f1b3" style:font-style-asian="italic" style:font-style-complex="italic"/>
    </style:style>
    <style:style style:name="T11" style:family="text">
      <style:text-properties fo:font-style="italic" officeooo:rsid="0095cbbe"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ize="14pt" officeooo:rsid="001ba4bc" style:font-size-asian="14pt" style:font-size-complex="12pt"/>
    </style:style>
    <style:style style:name="T14" style:family="text">
      <style:text-properties officeooo:rsid="001ba4bc"/>
    </style:style>
    <style:style style:name="T15" style:family="text">
      <style:text-properties fo:font-size="12pt" fo:font-style="italic" officeooo:rsid="001ba4bc" style:font-size-asian="12pt" style:font-style-asian="italic" style:font-size-complex="12pt"/>
    </style:style>
    <style:style style:name="T16" style:family="text">
      <style:text-properties fo:font-size="12pt" fo:font-style="italic" officeooo:rsid="003297b7" style:font-size-asian="12pt" style:font-style-asian="italic" style:font-size-complex="12pt" style:font-style-complex="italic"/>
    </style:style>
    <style:style style:name="T17" style:family="text">
      <style:text-properties fo:font-size="12pt" fo:font-style="italic" officeooo:rsid="008cde14" style:font-size-asian="12pt" style:font-style-asian="italic" style:font-name-complex="Arial" style:font-size-complex="13pt" style:font-style-complex="italic" style:font-weight-complex="bold"/>
    </style:style>
    <style:style style:name="T18" style:family="text">
      <style:text-properties fo:font-size="12pt" fo:font-style="italic" officeooo:rsid="008fc100" style:font-size-asian="12pt" style:font-style-asian="italic" style:font-name-complex="Arial" style:font-size-complex="13pt" style:font-style-complex="italic" style:font-weight-complex="bold"/>
    </style:style>
    <style:style style:name="T19" style:family="text">
      <style:text-properties fo:font-size="12pt" fo:font-style="italic" style:text-underline-style="none" officeooo:rsid="0020ef47" style:font-size-asian="12pt" style:font-style-asian="italic" style:font-size-complex="12pt" style:font-style-complex="italic"/>
    </style:style>
    <style:style style:name="T20" style:family="text">
      <style:text-properties fo:font-size="12pt" fo:font-style="italic" fo:font-weight="bold" officeooo:rsid="003297b7" style:font-size-asian="12pt" style:font-style-asian="italic" style:font-weight-asian="bold" style:font-name-complex="Arial" style:font-size-complex="14pt" style:font-style-complex="italic" style:font-weight-complex="bold"/>
    </style:style>
    <style:style style:name="T21" style:family="text">
      <style:text-properties fo:font-size="12pt" fo:font-style="italic" fo:font-weight="bold" officeooo:rsid="0028a793" style:letter-kerning="true" style:font-size-asian="12pt" style:font-style-asian="italic" style:font-weight-asian="bold" style:font-name-complex="Arial" style:font-size-complex="16pt" style:font-style-complex="italic" style:font-weight-complex="bold"/>
    </style:style>
    <style:style style:name="T22" style:family="text">
      <style:text-properties fo:font-size="12pt" fo:font-style="italic" fo:font-weight="bold" officeooo:rsid="001fa98c" style:letter-kerning="true" style:font-size-asian="12pt" style:font-style-asian="italic" style:font-weight-asian="bold" style:font-name-complex="Arial" style:font-size-complex="16pt" style:font-style-complex="italic" style:font-weight-complex="bold"/>
    </style:style>
    <style:style style:name="T23" style:family="text">
      <style:text-properties fo:font-size="12pt" fo:font-style="italic" fo:font-weight="bold" officeooo:rsid="0047da11" style:letter-kerning="true" style:font-size-asian="12pt" style:font-style-asian="italic" style:font-weight-asian="bold" style:font-name-complex="Arial" style:font-size-complex="16pt" style:font-style-complex="italic" style:font-weight-complex="bold"/>
    </style:style>
    <style:style style:name="T24" style:family="text">
      <style:text-properties fo:font-size="12pt" fo:font-style="italic" fo:font-weight="bold" officeooo:rsid="005ad326" style:letter-kerning="true" style:font-size-asian="12pt" style:font-style-asian="italic" style:font-weight-asian="bold" style:font-name-complex="Arial" style:font-size-complex="16pt" style:font-style-complex="italic" style:font-weight-complex="bold"/>
    </style:style>
    <style:style style:name="T25" style:family="text">
      <style:text-properties fo:font-size="12pt" officeooo:rsid="001d7c12" style:font-size-asian="12pt" style:font-size-complex="12pt"/>
    </style:style>
    <style:style style:name="T26" style:family="text">
      <style:text-properties fo:font-size="12pt" officeooo:rsid="00206d24" style:font-size-asian="12pt" style:font-size-complex="12pt"/>
    </style:style>
    <style:style style:name="T27" style:family="text">
      <style:text-properties fo:font-size="12pt" officeooo:rsid="0020ef47" style:font-size-asian="12pt" style:font-size-complex="12pt"/>
    </style:style>
    <style:style style:name="T28" style:family="text">
      <style:text-properties fo:font-size="12pt" officeooo:rsid="00236edc" style:font-size-asian="12pt" style:font-size-complex="12pt"/>
    </style:style>
    <style:style style:name="T29" style:family="text">
      <style:text-properties fo:font-size="12pt" officeooo:rsid="00261691" style:font-size-asian="12pt" style:font-size-complex="12pt"/>
    </style:style>
    <style:style style:name="T30" style:family="text">
      <style:text-properties fo:font-size="12pt" officeooo:rsid="002bb375" style:font-size-asian="12pt" style:font-size-complex="12pt"/>
    </style:style>
    <style:style style:name="T31" style:family="text">
      <style:text-properties fo:font-size="12pt" officeooo:rsid="002e7466" style:font-size-asian="12pt" style:font-size-complex="12pt"/>
    </style:style>
    <style:style style:name="T32" style:family="text">
      <style:text-properties fo:font-size="12pt" officeooo:rsid="002f86ee" style:font-size-asian="12pt" style:font-size-complex="12pt"/>
    </style:style>
    <style:style style:name="T33" style:family="text">
      <style:text-properties fo:font-size="12pt" officeooo:rsid="0030b958" style:font-size-asian="12pt" style:font-size-complex="12pt"/>
    </style:style>
    <style:style style:name="T34" style:family="text">
      <style:text-properties fo:font-size="12pt" officeooo:rsid="003297b7" style:font-size-asian="12pt" style:font-size-complex="12pt"/>
    </style:style>
    <style:style style:name="T35" style:family="text">
      <style:text-properties fo:font-size="12pt" officeooo:rsid="0033838b" style:font-size-asian="12pt" style:font-size-complex="12pt"/>
    </style:style>
    <style:style style:name="T36" style:family="text">
      <style:text-properties fo:font-size="12pt" officeooo:rsid="00355036" style:font-size-asian="12pt" style:font-size-complex="12pt"/>
    </style:style>
    <style:style style:name="T37" style:family="text">
      <style:text-properties fo:font-size="12pt" officeooo:rsid="0037e0af" style:font-size-asian="12pt" style:font-size-complex="12pt"/>
    </style:style>
    <style:style style:name="T38" style:family="text">
      <style:text-properties fo:font-size="12pt" officeooo:rsid="00396c2f" style:font-size-asian="12pt" style:font-size-complex="12pt"/>
    </style:style>
    <style:style style:name="T39" style:family="text">
      <style:text-properties fo:font-size="12pt" officeooo:rsid="003b24db" style:font-size-asian="12pt" style:font-size-complex="12pt"/>
    </style:style>
    <style:style style:name="T40" style:family="text">
      <style:text-properties fo:font-size="12pt" officeooo:rsid="003c379f" style:font-size-asian="12pt" style:font-size-complex="12pt"/>
    </style:style>
    <style:style style:name="T41" style:family="text">
      <style:text-properties fo:font-size="12pt" officeooo:rsid="003ded79" style:font-size-asian="12pt" style:font-size-complex="12pt"/>
    </style:style>
    <style:style style:name="T42" style:family="text">
      <style:text-properties fo:font-size="12pt" officeooo:rsid="003ebb32" style:font-size-asian="12pt" style:font-size-complex="12pt"/>
    </style:style>
    <style:style style:name="T43" style:family="text">
      <style:text-properties fo:font-size="12pt" officeooo:rsid="0040e747" style:font-size-asian="12pt" style:font-size-complex="12pt"/>
    </style:style>
    <style:style style:name="T44" style:family="text">
      <style:text-properties fo:font-size="12pt" officeooo:rsid="004238b7" style:font-size-asian="12pt" style:font-size-complex="12pt"/>
    </style:style>
    <style:style style:name="T45" style:family="text">
      <style:text-properties fo:font-size="12pt" officeooo:rsid="00435bc7" style:font-size-asian="12pt" style:font-size-complex="12pt"/>
    </style:style>
    <style:style style:name="T46" style:family="text">
      <style:text-properties fo:font-size="12pt" officeooo:rsid="0047da11" style:font-size-asian="12pt" style:font-size-complex="12pt"/>
    </style:style>
    <style:style style:name="T47" style:family="text">
      <style:text-properties fo:font-size="12pt" officeooo:rsid="0058ed99" style:font-size-asian="12pt" style:font-size-complex="12pt"/>
    </style:style>
    <style:style style:name="T48" style:family="text">
      <style:text-properties fo:font-size="12pt" officeooo:rsid="005ad326" style:font-size-asian="12pt" style:font-size-complex="12pt"/>
    </style:style>
    <style:style style:name="T49" style:family="text">
      <style:text-properties fo:font-size="12pt" officeooo:rsid="007263b7" style:font-size-asian="12pt" style:font-name-complex="Arial" style:font-size-complex="13pt" style:font-weight-complex="bold"/>
    </style:style>
    <style:style style:name="T50" style:family="text">
      <style:text-properties fo:font-size="12pt" officeooo:rsid="007b469e" style:font-size-asian="12pt" style:font-name-complex="Arial" style:font-size-complex="13pt" style:font-weight-complex="bold"/>
    </style:style>
    <style:style style:name="T51" style:family="text">
      <style:text-properties fo:font-size="12pt" fo:font-style="normal" style:text-underline-style="none" officeooo:rsid="0020ef47" style:font-size-asian="12pt" style:font-style-asian="normal" style:font-size-complex="12pt" style:font-style-complex="normal"/>
    </style:style>
    <style:style style:name="T52" style:family="text">
      <style:text-properties fo:font-size="12pt" fo:font-style="normal" style:font-size-asian="12pt" style:font-style-asian="normal" style:font-name-complex="Arial" style:font-size-complex="13pt" style:font-style-complex="normal" style:font-weight-complex="bold"/>
    </style:style>
    <style:style style:name="T53" style:family="text">
      <style:text-properties fo:font-size="12pt" fo:font-style="normal" officeooo:rsid="007263b7" style:font-size-asian="12pt" style:font-style-asian="normal" style:font-name-complex="Arial" style:font-size-complex="13pt" style:font-style-complex="normal" style:font-weight-complex="bold"/>
    </style:style>
    <style:style style:name="T54" style:family="text">
      <style:text-properties fo:font-size="12pt" fo:font-style="normal" officeooo:rsid="007b469e" style:font-size-asian="12pt" style:font-style-asian="normal" style:font-name-complex="Arial" style:font-size-complex="13pt" style:font-style-complex="normal" style:font-weight-complex="bold"/>
    </style:style>
    <style:style style:name="T55" style:family="text">
      <style:text-properties fo:font-size="12pt" fo:font-style="normal" officeooo:rsid="007c6958" style:font-size-asian="12pt" style:font-style-asian="normal" style:font-name-complex="Arial" style:font-size-complex="13pt" style:font-style-complex="normal" style:font-weight-complex="bold"/>
    </style:style>
    <style:style style:name="T56" style:family="text">
      <style:text-properties fo:font-size="12pt" fo:font-style="normal" officeooo:rsid="007e5cd9" style:font-size-asian="12pt" style:font-style-asian="normal" style:font-name-complex="Arial" style:font-size-complex="13pt" style:font-style-complex="normal" style:font-weight-complex="bold"/>
    </style:style>
    <style:style style:name="T57" style:family="text">
      <style:text-properties fo:font-size="12pt" fo:font-style="normal" officeooo:rsid="0081d210" style:font-size-asian="12pt" style:font-style-asian="normal" style:font-name-complex="Arial" style:font-size-complex="13pt" style:font-style-complex="normal" style:font-weight-complex="bold"/>
    </style:style>
    <style:style style:name="T58" style:family="text">
      <style:text-properties fo:font-size="12pt" fo:font-style="normal" officeooo:rsid="00865334" style:font-size-asian="12pt" style:font-style-asian="normal" style:font-name-complex="Arial" style:font-size-complex="13pt" style:font-style-complex="normal" style:font-weight-complex="bold"/>
    </style:style>
    <style:style style:name="T59" style:family="text">
      <style:text-properties fo:font-size="12pt" fo:font-style="normal" officeooo:rsid="008cde14" style:font-size-asian="12pt" style:font-style-asian="normal" style:font-name-complex="Arial" style:font-size-complex="13pt" style:font-style-complex="normal" style:font-weight-complex="bold"/>
    </style:style>
    <style:style style:name="T60" style:family="text">
      <style:text-properties fo:font-size="12pt" fo:font-style="normal" officeooo:rsid="008e9e5e" style:font-size-asian="12pt" style:font-style-asian="normal" style:font-name-complex="Arial" style:font-size-complex="13pt" style:font-style-complex="normal" style:font-weight-complex="bold"/>
    </style:style>
    <style:style style:name="T61" style:family="text">
      <style:text-properties fo:font-size="12pt" fo:font-style="normal" officeooo:rsid="009b7d9f" style:font-size-asian="12pt" style:font-style-asian="normal" style:font-name-complex="Arial" style:font-size-complex="13pt" style:font-style-complex="normal" style:font-weight-complex="bold"/>
    </style:style>
    <style:style style:name="T62" style:family="text">
      <style:text-properties officeooo:rsid="001fa98c"/>
    </style:style>
    <style:style style:name="T63" style:family="text">
      <style:text-properties officeooo:rsid="0020ef47"/>
    </style:style>
    <style:style style:name="T64" style:family="text">
      <style:text-properties officeooo:rsid="00233bba"/>
    </style:style>
    <style:style style:name="T65" style:family="text">
      <style:text-properties officeooo:rsid="0024e7e1"/>
    </style:style>
    <style:style style:name="T66" style:family="text">
      <style:text-properties officeooo:rsid="00261691"/>
    </style:style>
    <style:style style:name="T67" style:family="text">
      <style:text-properties officeooo:rsid="0027525e"/>
    </style:style>
    <style:style style:name="T68" style:family="text">
      <style:text-properties officeooo:rsid="0028a793"/>
    </style:style>
    <style:style style:name="T69" style:family="text">
      <style:text-properties officeooo:rsid="00293eeb"/>
    </style:style>
    <style:style style:name="T70" style:family="text">
      <style:text-properties officeooo:rsid="0029ce6b"/>
    </style:style>
    <style:style style:name="T71" style:family="text">
      <style:text-properties officeooo:rsid="002bb375"/>
    </style:style>
    <style:style style:name="T72" style:family="text">
      <style:text-properties officeooo:rsid="002e7466"/>
    </style:style>
    <style:style style:name="T73" style:family="text">
      <style:text-properties officeooo:rsid="002f86ee"/>
    </style:style>
    <style:style style:name="T74" style:family="text">
      <style:text-properties officeooo:rsid="0030b958"/>
    </style:style>
    <style:style style:name="T75" style:family="text">
      <style:text-properties officeooo:rsid="003297b7"/>
    </style:style>
    <style:style style:name="T76" style:family="text">
      <style:text-properties officeooo:rsid="0033838b"/>
    </style:style>
    <style:style style:name="T77" style:family="text">
      <style:text-properties officeooo:rsid="00355036"/>
    </style:style>
    <style:style style:name="T78" style:family="text">
      <style:text-properties officeooo:rsid="0040e747"/>
    </style:style>
    <style:style style:name="T79" style:family="text">
      <style:text-properties officeooo:rsid="0041dedc"/>
    </style:style>
    <style:style style:name="T80" style:family="text">
      <style:text-properties officeooo:rsid="00435bc7"/>
    </style:style>
    <style:style style:name="T81" style:family="text">
      <style:text-properties officeooo:rsid="00448e80"/>
    </style:style>
    <style:style style:name="T82" style:family="text">
      <style:text-properties officeooo:rsid="0045f860"/>
    </style:style>
    <style:style style:name="T83" style:family="text">
      <style:text-properties officeooo:rsid="0047da11"/>
    </style:style>
    <style:style style:name="T84" style:family="text">
      <style:text-properties officeooo:rsid="0050005b"/>
    </style:style>
    <style:style style:name="T85" style:family="text">
      <style:text-properties officeooo:rsid="0056f6a7"/>
    </style:style>
    <style:style style:name="T86" style:family="text">
      <style:text-properties officeooo:rsid="0058b1af"/>
    </style:style>
    <style:style style:name="T87" style:family="text">
      <style:text-properties officeooo:rsid="005cd559"/>
    </style:style>
    <style:style style:name="T88" style:family="text">
      <style:text-properties officeooo:rsid="006380e8"/>
    </style:style>
    <style:style style:name="T89" style:family="text">
      <style:text-properties officeooo:rsid="00640f27"/>
    </style:style>
    <style:style style:name="T90" style:family="text">
      <style:text-properties officeooo:rsid="00659dfa"/>
    </style:style>
    <style:style style:name="T91" style:family="text">
      <style:text-properties officeooo:rsid="00664c43"/>
    </style:style>
    <style:style style:name="T92" style:family="text">
      <style:text-properties fo:font-style="normal" style:font-style-asian="normal" style:font-style-complex="normal"/>
    </style:style>
    <style:style style:name="T93" style:family="text">
      <style:text-properties fo:font-style="normal" officeooo:rsid="00664c43" style:font-style-asian="normal" style:font-style-complex="normal"/>
    </style:style>
    <style:style style:name="T94" style:family="text">
      <style:text-properties fo:font-style="normal" officeooo:rsid="0066f16d" style:font-style-asian="normal" style:font-style-complex="normal"/>
    </style:style>
    <style:style style:name="T95" style:family="text">
      <style:text-properties fo:font-style="normal" officeooo:rsid="0070f1b3" style:font-style-asian="normal" style:font-style-complex="normal"/>
    </style:style>
    <style:style style:name="T96" style:family="text">
      <style:text-properties fo:font-style="normal" officeooo:rsid="007263b7" style:font-style-asian="normal" style:font-style-complex="normal"/>
    </style:style>
    <style:style style:name="T97" style:family="text">
      <style:text-properties fo:font-style="normal" officeooo:rsid="0095cbbe" style:font-style-asian="normal" style:font-style-complex="normal"/>
    </style:style>
    <style:style style:name="T98" style:family="text">
      <style:text-properties fo:font-style="normal" officeooo:rsid="00976e15" style:font-style-asian="normal" style:font-style-complex="normal"/>
    </style:style>
    <style:style style:name="T99" style:family="text">
      <style:text-properties officeooo:rsid="0066f16d"/>
    </style:style>
    <style:style style:name="T100" style:family="text">
      <style:text-properties officeooo:rsid="00699603"/>
    </style:style>
    <style:style style:name="T101" style:family="text">
      <style:text-properties officeooo:rsid="00699c94"/>
    </style:style>
    <style:style style:name="T102" style:family="text">
      <style:text-properties officeooo:rsid="006b2652"/>
    </style:style>
    <style:style style:name="T103" style:family="text">
      <style:text-properties officeooo:rsid="006f08b6"/>
    </style:style>
    <style:style style:name="T104" style:family="text">
      <style:text-properties officeooo:rsid="0070f1b3"/>
    </style:style>
    <style:style style:name="T105" style:family="text">
      <style:text-properties officeooo:rsid="007263b7"/>
    </style:style>
    <style:style style:name="T106" style:family="text">
      <style:text-properties officeooo:rsid="0095cbbe"/>
    </style:style>
    <style:style style:name="T107" style:family="text">
      <style:text-properties officeooo:rsid="009b7d9f"/>
    </style:style>
    <style:style style:name="T108" style:family="text">
      <style:text-properties officeooo:rsid="009cb9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text:tab/>Telerobtic intergroup contact: acceptance and preferences in Israel and Palestine.</text:p>
      <text:p text:style-name="P4"><text:span text:style-name="T13">Avner</text:span> <text:span text:style-name="T13">Peled</text:span><text:span text:style-name="T1">a</text:span>*, <text:span text:style-name="T13">Teemu Leinonen</text:span><text:span text:style-name="T1">a</text:span>, and Béatrice Hasler<text:span text:style-name="T1">b</text:span></text:p>
      <text:p text:style-name="P7"><text:span text:style-name="T1">a</text:span>Department <text:span text:style-name="T14">of Media</text:span>, <text:span text:style-name="T14">Aalto </text:span>University, <text:span text:style-name="T15">Espoo</text:span>, <text:span text:style-name="T15">Finland</text:span>; <text:span text:style-name="T1">b</text:span><text:span text:style-name="T14">Sammy Ofer School of Communication</text:span>, <text:span text:style-name="T15">Reichman University</text:span>, <text:span text:style-name="T15">Herzliya</text:span>, <text:span text:style-name="T15">Israel</text:span></text:p>
      <text:p text:style-name="P8">*<text:span text:style-name="T25">avner.peled@aalto.fi</text:span></text:p>
      <text:p text:style-name="P25">Provide short biographical notes on all contributors here if the journal requires them.</text:p>
      <text:p text:style-name="P33">Telerob<text:span text:style-name="T83">o</text:span>tic intergroup contact: acceptance and preferences in Israel and Palestine.</text:p>
      <text:p text:style-name="P5">Type or paste your abstract here as prescribed by the journal’s instructions for authors. Type or paste your abstract here as prescribed by the journal’s instructions for authors. Type or paste your abstract here as prescribed by the journal’s instructions for authors. Type or paste your abstract here.</text:p>
      <text:p text:style-name="P23">Keywords: word; another word; lower case except names</text:p>
      <text:p text:style-name="P29">Subject classification codes: include these here if the journal requires them</text:p>
      <text:h text:style-name="P13" text:outline-level="1"/>
      <text:h text:style-name="P13" text:outline-level="1"/>
      <text:h text:style-name="P34" text:outline-level="1"><text:span text:style-name="T68">3. </text:span>Method</text:h>
      <text:h text:style-name="P35" text:outline-level="1"/>
      <text:h text:style-name="P34" text:outline-level="1"><text:span text:style-name="T6">3.1. </text:span><text:span text:style-name="T7">Survey</text:span></text:h>
      <text:p text:style-name="P37"><text:span text:style-name="T62">On </text:span><text:span text:style-name="T67">March </text:span><text:span text:style-name="T74">22nd</text:span><text:span text:style-name="T67">, 2021, </text:span><text:span text:style-name="T62">a</text:span><text:span text:style-name="T67">n online, anonymous survey was launched simultaneously in Israel (targeting only Jews) and Palestine (West Bank and Gaza). We reached out to participants in Israel through a surveying company and in Palestine through a paid research assistant.</text:span><text:span text:style-name="T7"> </text:span><text:span text:style-name="T68">The survey included both binary/scale questions as well as open-ended questions </text:span><text:span text:style-name="T69">divided into four main parts:</text:span></text:p>
      <text:list xml:id="list2499772772" text:style-name="WWNum24">
        <text:list-item>
          <text:p text:style-name="P61">Demographic informati<text:span text:style-name="T69">on.</text:span></text:p>
        </text:list-item>
        <text:list-item>
          <text:p text:style-name="P61">General attitude toward robots <text:span text:style-name="T100">and the outgroup</text:span>.</text:p>
        </text:list-item>
        <text:list-item>
          <text:p text:style-name="P61">General opinions and preferences on meeting <text:span text:style-name="T31">people</text:span> via telerobo<text:span text:style-name="T72">tic</text:span><text:span text:style-name="T83">s</text:span>.</text:p>
        </text:list-item>
        <text:list-item>
          <text:p text:style-name="P61">Opinions and preferences on the use of telerobots for intergroup contact.</text:p>
        </text:list-item>
      </text:list>
      <text:p text:style-name="P24"><text:span text:style-name="T70">The survey </text:span><text:span text:style-name="T68">was published in Hebrew and Arabic and answers to all open-ended questions were all translated into English for analysis. The survey allowed respondents to express no interest in intergroup contact or telerobot operation, therefore skipp</text:span><text:span text:style-name="T71">ing</text:span><text:span text:style-name="T68"> </text:span><text:soft-page-break/><text:span text:style-name="T68">over the </text:span><text:span text:style-name="T31">corresponding </text:span><text:span text:style-name="T68">questions, </text:span><text:span text:style-name="T72">without </text:span><text:span text:style-name="T30">asking </text:span><text:span text:style-name="T68">further details on the preferences of the </text:span><text:span text:style-name="T31">participant</text:span><text:span text:style-name="T68">. </text:span><text:span text:style-name="T74">The survey </text:span><text:span text:style-name="T33">was open for one nearly one month, until April 19</text:span><text:span text:style-name="T2">th</text:span><text:span text:style-name="T33"> 2021.</text:span></text:p>
      <text:h text:style-name="P18" text:outline-level="2">3.<text:span text:style-name="T83">2.</text:span> <text:span text:style-name="T20">Sociopolitical</text:span><text:span text:style-name="T12"> context</text:span></text:h>
      <text:p text:style-name="P48"><text:span text:style-name="T34">The survey took place in the midst of the ongoing struggle against the global </text:span>COVID-19 pandemic. <text:span text:style-name="T75">At the time, </text:span><text:span text:style-name="T34">partial restrictions were taken place in both Israel </text:span>and Palestine. <text:span text:style-name="T34">According to </text:span><text:span text:style-name="T16">atOur World in Data </text:span><text:reference-mark-start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16">(Mathieu et al., 2021)</text:span><text:reference-mark-end text:name="ZOTERO_ITEM CSL_CITATION {&quot;citationID&quot;:&quot;r6DqCGgd&quot;,&quot;properties&quot;:{&quot;formattedCitation&quot;:&quot;(Mathieu et al., 2021)&quot;,&quot;plainCitation&quot;:&quot;(Mathieu et al., 2021)&quot;,&quot;noteIndex&quot;:0},&quot;citationItems&quot;:[{&quot;id&quot;:2454,&quot;uris&quot;:[&quot;http://zotero.org/groups/2446849/items/QHSXJ6ES&quot;],&quot;uri&quot;:[&quot;http://zotero.org/groups/2446849/items/QHSXJ6ES&quot;],&quot;itemData&quot;:{&quot;id&quot;:2454,&quot;type&quot;:&quot;article-journal&quot;,&quot;abstract&quot;:&quot;An effective rollout of vaccinations against COVID-19 offers the most promising prospect of bringing the pandemic to an end. We present the Our World in Data COVID-19 vaccination dataset, a global public dataset that tracks the scale and rate of the vaccine rollout across the world. This dataset is updated regularly and includes data on the total number of vaccinations administered, first and second doses administered, daily vaccination rates and population-adjusted coverage for all countries for which data are available (169 countries as of 7 April 2021). It will be maintained as the global vaccination campaign continues to progress. This resource aids policymakers and researchers in understanding the rate of current and potential vaccine rollout; the interactions with non-vaccination policy responses; the potential impact of vaccinations on pandemic outcomes such as transmission, morbidity and mortality; and global inequalities in vaccine access.&quot;,&quot;container-title&quot;:&quot;Nature Human Behaviour&quot;,&quot;DOI&quot;:&quot;10.1038/s41562-021-01122-8&quot;,&quot;ISSN&quot;:&quot;2397-3374&quot;,&quot;issue&quot;:&quot;7&quot;,&quot;journalAbbreviation&quot;:&quot;Nat Hum Behav&quot;,&quot;language&quot;:&quot;en&quot;,&quot;note&quot;:&quot;Bandiera_abtest: a\nCg_type: Nature Research Journals\nnumber: 7\nPrimary_atype: Research\npublisher: Nature Publishing Group\nSubject_term: Epidemiology;Vaccines\nSubject_term_id: epidemiology;vaccines&quot;,&quot;page&quot;:&quot;947-953&quot;,&quot;source&quot;:&quot;www.nature.com&quot;,&quot;title&quot;:&quot;A global database of COVID-19 vaccinations&quot;,&quot;volume&quot;:&quot;5&quot;,&quot;author&quot;:[{&quot;family&quot;:&quot;Mathieu&quot;,&quot;given&quot;:&quot;Edouard&quot;},{&quot;family&quot;:&quot;Ritchie&quot;,&quot;given&quot;:&quot;Hannah&quot;},{&quot;family&quot;:&quot;Ortiz-Ospina&quot;,&quot;given&quot;:&quot;Esteban&quot;},{&quot;family&quot;:&quot;Roser&quot;,&quot;given&quot;:&quot;Max&quot;},{&quot;family&quot;:&quot;Hasell&quot;,&quot;given&quot;:&quot;Joe&quot;},{&quot;family&quot;:&quot;Appel&quot;,&quot;given&quot;:&quot;Cameron&quot;},{&quot;family&quot;:&quot;Giattino&quot;,&quot;given&quot;:&quot;Charlie&quot;},{&quot;family&quot;:&quot;Rodés-Guirao&quot;,&quot;given&quot;:&quot;Lucas&quot;}],&quot;issued&quot;:{&quot;date-parts&quot;:[[&quot;2021&quot;,7]]},&quot;citation-key&quot;:&quot;mathieuGlobalDatabaseCOVID192021&quot;}}],&quot;schema&quot;:&quot;https://github.com/citation-style-language/schema/raw/master/csl-citation.json&quot;} RNDYOwzhJlXT5"/><text:span text:style-name="T32"> </text:span><text:span text:style-name="T37">in March 2021</text:span><text:span text:style-name="T35"> </text:span>Israel <text:span text:style-name="T76">had </text:span><text:span text:style-name="T35">higher rate of daily cases than Palestine (about 60 per 1 million compared to 2 in Palestine), but was also significantly </text:span>ahead <text:span text:style-name="T73">of Palestine </text:span>in its vaccination campaign. <text:span text:style-name="T35">M</text:span>ore than half of the population <text:span text:style-name="T76">in Israel already</text:span> received their second dose of the vaccine <text:span text:style-name="T76">in March </text:span><text:span text:style-name="T77">2021</text:span><text:span text:style-name="T76">, while in </text:span>Palestine, <text:span text:style-name="T35">vaccine coverage was </text:span><text:span text:style-name="T36">virtually</text:span><text:span text:style-name="T35"> nonexistent, with less than 0.2 percent of the population</text:span><text:span text:style-name="T36"> being</text:span><text:span text:style-name="T35"> fully vaccinated. </text:span><text:span text:style-name="T37">This was, in part, due to </text:span><text:span text:style-name="T39">Israel’s control over the passage and authorization of </text:span><text:span text:style-name="T40">medical </text:span><text:span text:style-name="T39">goods</text:span><text:span text:style-name="T38"> </text:span><text:span text:style-name="T39">in Palestine, and in part </text:span><text:span text:style-name="T40">due to the overall gap in the nations’ capacity to obtain vaccines </text:span><text:reference-mark-start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40">(Dahdal et al., 2021)</text:span><text:reference-mark-end text:name="ZOTERO_ITEM CSL_CITATION {&quot;citationID&quot;:&quot;yOvVVeeT&quot;,&quot;properties&quot;:{&quot;formattedCitation&quot;:&quot;(Dahdal et al., 2021)&quot;,&quot;plainCitation&quot;:&quot;(Dahdal et al., 2021)&quot;,&quot;noteIndex&quot;:0},&quot;citationItems&quot;:[{&quot;id&quot;:2483,&quot;uris&quot;:[&quot;http://zotero.org/groups/2446849/items/AJ4EGBXW&quot;],&quot;uri&quot;:[&quot;http://zotero.org/groups/2446849/items/AJ4EGBXW&quot;],&quot;itemData&quot;:{&quot;id&quot;:2483,&quot;type&quot;:&quot;article-journal&quot;,&quot;abstract&quot;:&quot;In early 2020, the COVID-19 pandemic revealed a faceless, non-adversarial threat that endangered Israelis and Palestinians with the same ferocity. However, the capacities of the health systems to address it were not equal, with Israel more equipped for the outbreak with infrastructure, resources, manpower and later, vaccines. The pandemic demonstrated the life-saving beneﬁts of cooperation and the self-defeating harms brought by non-cooperation. These trends are explored here by an international team of public health and environmental scholars, including those from different sides of the Israeli–Palestinian conﬂict. This article explores the importance of recognizing the Israeli and Palestinian jurisdictions as a single epidemiological unit, and illustrates how doing so is a pragmatic positioning that can serve self-interest. We demonstrate how despite political shocks precipitating non-cooperation, there has been a recurrent tendency towards limited cooperation. The paper concludes with lessons over the need for reframing public health as a potential bridge, the need for structural changes creating sustainable platforms for accelerated transboundary cooperation to enable the steady management of current and future public and environmental health crises regardless of dynamic political crises, and the importance of civil society and international organizations in forging collaboration in advance of governmental engagement.&quot;,&quot;container-title&quot;:&quot;International Journal of Environmental Research and Public Health&quot;,&quot;DOI&quot;:&quot;10.3390/ijerph182111292&quot;,&quot;ISSN&quot;:&quot;1660-4601&quot;,&quot;issue&quot;:&quot;21&quot;,&quot;journalAbbreviation&quot;:&quot;IJERPH&quot;,&quot;language&quot;:&quot;en&quot;,&quot;page&quot;:&quot;11292&quot;,&quot;source&quot;:&quot;DOI.org (Crossref)&quot;,&quot;title&quot;:&quot;Lessons of the Israeli-Palestinian Conflict for Public Health: The Case of the COVID-19 Vaccination Gap&quot;,&quot;title-short&quot;:&quot;Lessons of the Israeli-Palestinian Conflict for Public Health&quot;,&quot;volume&quot;:&quot;18&quot;,&quot;author&quot;:[{&quot;family&quot;:&quot;Dahdal&quot;,&quot;given&quot;:&quot;Yara&quot;},{&quot;family&quot;:&quot;Davidovitch&quot;,&quot;given&quot;:&quot;Nadav&quot;},{&quot;family&quot;:&quot;Gilmont&quot;,&quot;given&quot;:&quot;Michael&quot;},{&quot;family&quot;:&quot;Lezaun&quot;,&quot;given&quot;:&quot;Javier&quot;},{&quot;family&quot;:&quot;Negev&quot;,&quot;given&quot;:&quot;Maya&quot;},{&quot;family&quot;:&quot;Sandler&quot;,&quot;given&quot;:&quot;Deborah&quot;},{&quot;family&quot;:&quot;Shaheen&quot;,&quot;given&quot;:&quot;Mohammed&quot;}],&quot;issued&quot;:{&quot;date-parts&quot;:[[&quot;2021&quot;,10,27]]},&quot;citation-key&quot;:&quot;dahdalLessonsIsraeliPalestinianConflict2021&quot;}}],&quot;schema&quot;:&quot;https://github.com/citation-style-language/schema/raw/master/csl-citation.json&quot;} RND6fsb4FSaqP"/><text:span text:style-name="T40">. <text:s/></text:span><text:span text:style-name="T41">At the same time, the COVID-19 pandemic pushed telerobotics (and remote presence in general) to the center-stage, as many were seeking for solutions to remote operation in healthcare, work, and education </text:span><text:reference-mark-start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41">(Shen et al., 2021)</text:span><text:reference-mark-end text:name="ZOTERO_ITEM CSL_CITATION {&quot;citationID&quot;:&quot;a8w9dxPV&quot;,&quot;properties&quot;:{&quot;formattedCitation&quot;:&quot;(Shen et al., 2021)&quot;,&quot;plainCitation&quot;:&quot;(Shen et al., 2021)&quot;,&quot;noteIndex&quot;:0},&quot;citationItems&quot;:[{&quot;id&quot;:2486,&quot;uris&quot;:[&quot;http://zotero.org/groups/2446849/items/M35HEMDN&quot;],&quot;uri&quot;:[&quot;http://zotero.org/groups/2446849/items/M35HEMDN&quot;],&quot;itemData&quot;:{&quot;id&quot;:2486,&quot;type&quot;:&quot;article-journal&quot;,&quot;abstract&quot;:&quot;As a result of the difficulties brought by COVID-19 and its associated lockdowns, many individuals and companies have turned to robots in order to overcome the challenges of the pandemic. Compared with traditional human labor, robotic and autonomous systems have advantages such as an intrinsic immunity to the virus and an inability for human-robot-human spread of any disease-causing pathogens, though there are still many technical hurdles for the robotics industry to overcome. This survey comprehensively reviews over 200 reports covering robotic systems which have emerged or have been repurposed during the past several months, to provide insights to both academia and industry. In each chapter, we cover both the advantages and the challenges for each robot, finding that robotics systems are overall apt solutions for dealing with many of the problems brought on by COVID-19, including: diagnosis, screening, disinfection, surgery, telehealth, care, logistics, manufacturing and broader interpersonal problems unique to the lockdowns of the pandemic. By discussing the potential new robot capabilities and fields they applied to, we expect the robotics industry to take a leap forward due to this unexpected pandemic.&quot;,&quot;container-title&quot;:&quot;IEEE Access&quot;,&quot;DOI&quot;:&quot;10.1109/ACCESS.2020.3045792&quot;,&quot;ISSN&quot;:&quot;2169-3536&quot;,&quot;note&quot;:&quot;event: IEEE Access&quot;,&quot;page&quot;:&quot;1590-1615&quot;,&quot;source&quot;:&quot;IEEE Xplore&quot;,&quot;title&quot;:&quot;Robots Under COVID-19 Pandemic: A Comprehensive Survey&quot;,&quot;title-short&quot;:&quot;Robots Under COVID-19 Pandemic&quot;,&quot;volume&quot;:&quot;9&quot;,&quot;author&quot;:[{&quot;family&quot;:&quot;Shen&quot;,&quot;given&quot;:&quot;Yang&quot;},{&quot;family&quot;:&quot;Guo&quot;,&quot;given&quot;:&quot;Dejun&quot;},{&quot;family&quot;:&quot;Long&quot;,&quot;given&quot;:&quot;Fei&quot;},{&quot;family&quot;:&quot;Mateos&quot;,&quot;given&quot;:&quot;Luis A.&quot;},{&quot;family&quot;:&quot;Ding&quot;,&quot;given&quot;:&quot;Houzhu&quot;},{&quot;family&quot;:&quot;Xiu&quot;,&quot;given&quot;:&quot;Zhen&quot;},{&quot;family&quot;:&quot;Hellman&quot;,&quot;given&quot;:&quot;Randall B.&quot;},{&quot;family&quot;:&quot;King&quot;,&quot;given&quot;:&quot;Adam&quot;},{&quot;family&quot;:&quot;Chen&quot;,&quot;given&quot;:&quot;Shixun&quot;},{&quot;family&quot;:&quot;Zhang&quot;,&quot;given&quot;:&quot;Chengkun&quot;},{&quot;family&quot;:&quot;Tan&quot;,&quot;given&quot;:&quot;Huan&quot;}],&quot;issued&quot;:{&quot;date-parts&quot;:[[&quot;2021&quot;]]},&quot;citation-key&quot;:&quot;shenRobotsCOVID19Pandemic2021&quot;}}],&quot;schema&quot;:&quot;https://github.com/citation-style-language/schema/raw/master/csl-citation.json&quot;} RNDvH8ODS946n"/><text:span text:style-name="T40">.</text:span></text:p>
      <text:p text:style-name="New_20_paragraph">In the political sphere, <text:span text:style-name="T78">the </text:span>elections in Israel <text:span text:style-name="T43">had just ended for the fourth time without a clear winner</text:span>. However, <text:span text:style-name="T43">the</text:span> <text:span text:style-name="T43">possibility </text:span>for a <text:span text:style-name="T43">new</text:span> <text:span text:style-name="T43">administration under Naftali Bennet</text:span><text:span text:style-name="T46">t</text:span><text:span text:style-name="T43">, which continued to form in the coming months, </text:span>was <text:span text:style-name="T43">beginning to surface</text:span>. In the United States, the Trump administration was replaced <text:span text:style-name="T78">a few months earlier </text:span><text:span text:style-name="T43">by </text:span>that of Joe Biden. <text:span text:style-name="T79">The </text:span>Trump <text:span text:style-name="T79">administration </text:span>has <text:span text:style-name="T44">carried</text:span> a distinctive Pro-Israeli <text:span text:style-name="T44">tone, </text:span><text:span text:style-name="T45">largely dismissing </text:span>the national aspirations of the Palestinian People <text:reference-mark-start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Teran, 2021; Viveash, 2021)<text:reference-mark-end text:name="ZOTERO_ITEM CSL_CITATION {&quot;citationID&quot;:&quot;HurDJn9j&quot;,&quot;properties&quot;:{&quot;formattedCitation&quot;:&quot;(Teran, 2021; Viveash, 2021)&quot;,&quot;plainCitation&quot;:&quot;(Teran, 2021; Viveash, 2021)&quot;,&quot;noteIndex&quot;:0},&quot;citationItems&quot;:[{&quot;id&quot;:2498,&quot;uris&quot;:[&quot;http://zotero.org/groups/2446849/items/E6BILAGA&quot;],&quot;uri&quot;:[&quot;http://zotero.org/groups/2446849/items/E6BILAGA&quot;],&quot;itemData&quot;:{&quot;id&quot;:2498,&quot;type&quot;:&quot;article-journal&quot;,&quot;title&quot;:&quot;No Going Back: The Effect of the Trump Administration on the Israeli-Palestinian Conflict&quot;,&quot;author&quot;:[{&quot;family&quot;:&quot;Teran&quot;,&quot;given&quot;:&quot;Rachel&quot;}],&quot;issued&quot;:{&quot;date-parts&quot;:[[&quot;2021&quot;]]},&quot;citation-key&quot;:&quot;teranNoGoingBack2021&quot;}},{&quot;id&quot;:2495,&quot;uris&quot;:[&quot;http://zotero.org/groups/2446849/items/AYHTZ2ST&quot;],&quot;uri&quot;:[&quot;http://zotero.org/groups/2446849/items/AYHTZ2ST&quot;],&quot;itemData&quot;:{&quot;id&quot;:2495,&quot;type&quot;:&quot;article-journal&quot;,&quot;abstract&quot;:&quot;President Donald Trump's long-awaited Middle East peace plan was unveiled on 28 January 2020. Some observers have suggested that the Trump vision is less a plan for peace than a unilateral statement of the terms for Palestinian surrender: Jerusalem as the undivided capital of Israel, no refugee return and Israel's annexation of the Jordan valley and all West Bank settlements in exchange for an “archipelago” state and the promise of a $50 billion investment fund. This policy commentary assesses what the Trump plan means for the peace process launched in Madrid in 1991. It reviews the evolution of the Madrid/Oslo process with particular emphasis on the underlying principles the Trump plan appears to contradict. It examines Canada's role in the process, assesses Ottawa's initial response to the Trump plan in terms of long-standing Canadian policy and outlines ways in which Canada could influence the debate going forward.&quot;,&quot;container-title&quot;:&quot;Canadian Foreign Policy Journal&quot;,&quot;DOI&quot;:&quot;10.1080/11926422.2020.1842219&quot;,&quot;ISSN&quot;:&quot;1192-6422&quot;,&quot;issue&quot;:&quot;1&quot;,&quot;note&quot;:&quot;publisher: Routledge\n_eprint: https://doi.org/10.1080/11926422.2020.1842219&quot;,&quot;page&quot;:&quot;49-61&quot;,&quot;source&quot;:&quot;Taylor and Francis+NEJM&quot;,&quot;title&quot;:&quot;Has President Trump killed the Middle East Peace Process?&quot;,&quot;volume&quot;:&quot;27&quot;,&quot;author&quot;:[{&quot;family&quot;:&quot;Viveash&quot;,&quot;given&quot;:&quot;David&quot;}],&quot;issued&quot;:{&quot;date-parts&quot;:[[&quot;2021&quot;,1,2]]},&quot;citation-key&quot;:&quot;viveashHasPresidentTrump2021&quot;}}],&quot;schema&quot;:&quot;https://github.com/citation-style-language/schema/raw/master/csl-citation.json&quot;} RND4u91ikTzHF"/>. The position of the Biden administration was a more neutral one, <text:span text:style-name="T80">but </text:span>still <text:span text:style-name="T45">committed to </text:span>Israel, <text:span text:style-name="T80">as were </text:span>previous administrations <text:span text:style-name="T80">throughout the history of </text:span><text:span text:style-name="T45">Israel </text:span><text:reference-mark-start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text:span text:style-name="T45">(Chomsky, 1999)</text:span><text:reference-mark-end text:name="ZOTERO_ITEM CSL_CITATION {&quot;citationID&quot;:&quot;h4fMewA3&quot;,&quot;properties&quot;:{&quot;formattedCitation&quot;:&quot;(Chomsky, 1999)&quot;,&quot;plainCitation&quot;:&quot;(Chomsky, 1999)&quot;,&quot;noteIndex&quot;:0},&quot;citationItems&quot;:[{&quot;id&quot;:2499,&quot;uris&quot;:[&quot;http://zotero.org/groups/2446849/items/GUISPBBM&quot;],&quot;uri&quot;:[&quot;http://zotero.org/groups/2446849/items/GUISPBBM&quot;],&quot;itemData&quot;:{&quot;id&quot;:2499,&quot;type&quot;:&quot;book&quot;,&quot;ISBN&quot;:&quot;0-89608-601-1&quot;,&quot;publisher&quot;:&quot;South End Press&quot;,&quot;title&quot;:&quot;Fateful Triangle: The United States, Israel, and the Palestinians&quot;,&quot;author&quot;:[{&quot;family&quot;:&quot;Chomsky&quot;,&quot;given&quot;:&quot;Noam&quot;}],&quot;issued&quot;:{&quot;date-parts&quot;:[[&quot;1999&quot;]]},&quot;citation-key&quot;:&quot;chomskyFatefulTriangleUnited1999&quot;}}],&quot;schema&quot;:&quot;https://github.com/citation-style-language/schema/raw/master/csl-citation.json&quot;} RND2DeaPowB3u"/>. <text:span text:style-name="T80">It is important to note that t</text:span>he survey took place roughly one <text:soft-page-break/>month before tensions between Israelis and Palestinians in Jerusalem reached a<text:span text:style-name="T80">nother</text:span> boiling point, leading to <text:span text:style-name="T80">extensive </text:span>military conflict with Hamas <text:span text:style-name="T81">in G</text:span><text:span text:style-name="T82">aza</text:span> (dubbed operation <text:span text:style-name="T3">_Guardian of the Walls_</text:span>), <text:s/>sparking a severe level of violence <text:span text:style-name="T82">and raising once again claims for war crimes and human rights violations</text:span><text:span text:style-name="T82"><text:note text:id="ftn1" text:note-class="footnote"><text:note-citation>1</text:note-citation><text:note-body><text:p text:style-name="Footnotes">https://www.hrw.org/news/2021/07/27/gaza-apparent-war-crimes-during-may-fighting</text:p></text:note-body></text:note></text:span><text:span text:style-name="T82">.</text:span></text:p>
      <text:h text:style-name="P19" text:outline-level="2"><text:span text:style-name="T21">3</text:span><text:span text:style-name="T22">.</text:span><text:span text:style-name="T23">3.</text:span><text:span text:style-name="T22"> </text:span><text:span text:style-name="T24">Participants</text:span></text:h>
      <text:p text:style-name="P20"><text:s/><text:span text:style-name="T63">A total of </text:span><text:span text:style-name="T27">624 </text:span><text:span text:style-name="T48">participants</text:span><text:span text:style-name="T27"> </text:span><text:span text:style-name="T47">partially </text:span><text:span text:style-name="T27">completed the survey (328 in Israel and 296 in Palestine)</text:span><text:span text:style-name="T28">,</text:span><text:span text:style-name="T27"> </text:span><text:span text:style-name="T28">out of which </text:span><text:span text:style-name="T63">a </text:span>total of 556 <text:span text:style-name="T26">respondents completed the </text:span><text:span text:style-name="T51">entire</text:span><text:span text:style-name="T19"> </text:span><text:span text:style-name="T26">survey</text:span> (291 from Israel and 265 from Palestine).</text:p>
      <text:p text:style-name="P30">Out of the total 624 respondents, 310 were male <text:span text:style-name="T64">(167 in Israel and 143 in Palestine)</text:span>, 312 female <text:span text:style-name="T64">(159 in Israel and 153 in Palestine);</text:span> <text:span text:style-name="T66">2</text:span> did not disclose their gender <text:span text:style-name="T64">(</text:span><text:span text:style-name="T29">both</text:span><text:span text:style-name="T64"> from Israel)</text:span>. <text:span text:style-name="T65">Total r</text:span><text:span text:style-name="T64">espondents aged between 13 and 71 </text:span><text:span text:style-name="T65">(M=35.</text:span><text:span text:style-name="T66">31</text:span><text:span text:style-name="T65">, SD=13.48), </text:span><text:span text:style-name="T66">between 13 and 71 in </text:span><text:span text:style-name="T29">Israel</text:span><text:span text:style-name="T66"> (M=36.09, SD=14.23) and between 15 and 71 in Palestine (M=34.45, SD=12.57). No statistically significant age difference was found between the groups (p=0.</text:span><text:span text:style-name="T68">1</text:span><text:span text:style-name="T87">27</text:span><text:span text:style-name="T68">).</text:span></text:p>
      <text:p text:style-name="P31">Participants were also asked to rate their level of tech confidence as a value between 1 and 5. <text:s/>Israelis had a significantly higher level of tech confidence (p=1.24e-23) with a mean value of 3.8 <text:span text:style-name="T84">(SD=1.04) </text:span>compared to <text:span text:style-name="T84">2.87 within Palestinians (SD=1.32).</text:span></text:p>
      <text:h text:style-name="P40" text:outline-level="2">3.4. Measurements</text:h>
      <text:p text:style-name="P42">This section details the parameters that were measured in each of the four parts mentioned above. <text:span text:style-name="T88">The complete set of questions is available in Appendix A.</text:span></text:p>
      <text:h text:style-name="P41" text:outline-level="3"><text:soft-page-break/>Demographic information</text:h>
      <text:p text:style-name="P47">The survey was anonymous but <text:span text:style-name="T88">the participants were asked to specify their age, gender, and spoken languages. The nationality of the participants was hard-coded into the survey depending on whether it was distributed via the Israeli survey company or the Palestinian research assistant.</text:span></text:p>
      <text:p text:style-name="P44">In addition to basic information, we asked participants to estimate their level of tech confidence <text:span text:style-name="T89">on</text:span> a 1-5 scale. <text:span text:style-name="T89">We also queried whether participants owned a smartphone, laptop, and whether they have previously interacted with a robot. Finally, we asked the participants regarding their intergroup contact experience: if they have friends from the other group and whether they have previously participated in organized meetings with the other grou</text:span><text:span text:style-name="T90">p.</text:span></text:p>
      <text:h text:style-name="P43" text:outline-level="3">General attitude toward robots <text:span text:style-name="T101">and the outgroup</text:span>.</text:h>
      <text:p text:style-name="P46">General attitude toward robots was measured using the NARS ranking (<text:span text:style-name="T5">Negative Attitude toward Robots Scale) </text:span><text:span text:style-name="T93">that includes a collection of statements that the participants rank between 1 (</text:span><text:span text:style-name="T8">Strongly disagree) </text:span><text:span text:style-name="T93">and 5 (</text:span><text:span text:style-name="T8">Strongly agree). W</text:span><text:span text:style-name="T85">e used a trimmed-down version </text:span><text:span text:style-name="T91">of the ranking </text:span><text:span text:style-name="T85">which include</text:span><text:span text:style-name="T91">d</text:span><text:span text:style-name="T85"> the S1 and S3 (inverse) </text:span><text:span text:style-name="T91">subs</text:span><text:span text:style-name="T85">cale</text:span><text:span text:style-name="T91">s </text:span><text:span text:style-name="T85">from the work of Tsui et al (2010)</text:span> <text:span text:style-name="T91">on </text:span><text:span text:style-name="T85">attitude toward telepresence robots. </text:span><text:span text:style-name="T91">A</text:span><text:span text:style-name="T93"> </text:span><text:span text:style-name="T91">higher ranking on the scale meant a more negative attitude toward robots. Therefore, the standard S1 scale included statements such as </text:span><text:span text:style-name="T8">I would feel nervous operating a robot in</text:span></text:p>
      <text:p text:style-name="P45"><text:span text:style-name="T8">front of other people, </text:span><text:span text:style-name="T93">while the S3 scale included statements such as </text:span><text:span text:style-name="T8">I feel that I could</text:span></text:p>
      <text:p text:style-name="P45"><text:span text:style-name="T8">make friends with robots. </text:span><text:span text:style-name="T93">Overall the ranking included 11 questions, 6 from S1 and 5 from S3.</text:span></text:p>
      <text:p text:style-name="P51"/>
      <text:p text:style-name="P51"/>
      <text:p text:style-name="P52"><text:soft-page-break/><text:span text:style-name="T102">The attitude toward the outgroup was measured using a feeling thermometer. Feeling thermometers are a common measurement of </text:span><text:span text:style-name="T103">explicit </text:span><text:span text:style-name="T102">prejudice toward social groups </text:span><text:reference-mark-start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Lavrakas, 2008; McConnell &amp; Leibold, 2001; Miller et al., 2004)<text:reference-mark-end text:name="ZOTERO_ITEM CSL_CITATION {&quot;citationID&quot;:&quot;g4vM5WZK&quot;,&quot;properties&quot;:{&quot;formattedCitation&quot;:&quot;(Lavrakas, 2008; McConnell &amp; Leibold, 2001; Miller et al., 2004)&quot;,&quot;plainCitation&quot;:&quot;(Lavrakas, 2008; McConnell &amp; Leibold, 2001; Miller et al., 2004)&quot;,&quot;noteIndex&quot;:0},&quot;citationItems&quot;:[{&quot;id&quot;:2527,&quot;uris&quot;:[&quot;http://zotero.org/groups/2446849/items/SD27F5Z3&quot;],&quot;uri&quot;:[&quot;http://zotero.org/groups/2446849/items/SD27F5Z3&quot;],&quot;itemData&quot;:{&quot;id&quot;:2527,&quot;type&quot;:&quot;book&quot;,&quot;ISBN&quot;:&quot;1-4522-6147-4&quot;,&quot;publisher&quot;:&quot;Sage publications&quot;,&quot;title&quot;:&quot;Encyclopedia of survey research methods&quot;,&quot;author&quot;:[{&quot;family&quot;:&quot;Lavrakas&quot;,&quot;given&quot;:&quot;Paul J.&quot;}],&quot;issued&quot;:{&quot;date-parts&quot;:[[&quot;2008&quot;]]},&quot;citation-key&quot;:&quot;lavrakasEncyclopediaSurveyResearch2008&quot;}},{&quot;id&quot;:2534,&quot;uris&quot;:[&quot;http://zotero.org/groups/2446849/items/2XPZRQRN&quot;],&quot;uri&quot;:[&quot;http://zotero.org/groups/2446849/items/2XPZRQRN&quot;],&quot;itemData&quot;:{&quot;id&quot;:2534,&quot;type&quot;:&quot;article-journal&quot;,&quot;abstract&quot;:&quot;Heretofore, no research has shown that meaningful variability on the Implicit Association Test (IAT) relates to intergroup discrimination or to explicit measures of prejudice. In the current study, White undergraduates interacted separately with White and Black experimenters, and their behavior during these social interactions was assessed by trained judges and by the experimenters themselves. The participants also completed explicit measures of racial prejudice and a race IAT. As predicted, those who revealed stronger negative attitudes toward Blacks (vs Whites) on the IAT had more negative social interactions with a Black (vs a White) experimenter and reported relatively more negative Black prejudices on explicit measures. The implications of these results for the IAT and its relations to intergroup discrimination and to explicit measures of attitudes are discussed.&quot;,&quot;container-title&quot;:&quot;Journal of Experimental Social Psychology&quot;,&quot;DOI&quot;:&quot;10.1006/jesp.2000.1470&quot;,&quot;ISSN&quot;:&quot;0022-1031&quot;,&quot;issue&quot;:&quot;5&quot;,&quot;journalAbbreviation&quot;:&quot;Journal of Experimental Social Psychology&quot;,&quot;language&quot;:&quot;en&quot;,&quot;page&quot;:&quot;435-442&quot;,&quot;source&quot;:&quot;ScienceDirect&quot;,&quot;title&quot;:&quot;Relations among the Implicit Association Test, Discriminatory Behavior, and Explicit Measures of Racial Attitudes&quot;,&quot;volume&quot;:&quot;37&quot;,&quot;author&quot;:[{&quot;family&quot;:&quot;McConnell&quot;,&quot;given&quot;:&quot;Allen R.&quot;},{&quot;family&quot;:&quot;Leibold&quot;,&quot;given&quot;:&quot;Jill M.&quot;}],&quot;issued&quot;:{&quot;date-parts&quot;:[[&quot;2001&quot;,9,1]]},&quot;citation-key&quot;:&quot;mcconnellRelationsImplicitAssociation2001&quot;}},{&quot;id&quot;:2528,&quot;uris&quot;:[&quot;http://zotero.org/groups/2446849/items/IYXDWAWY&quot;],&quot;uri&quot;:[&quot;http://zotero.org/groups/2446849/items/IYXDWAWY&quot;],&quot;itemData&quot;:{&quot;id&quot;:2528,&quot;type&quot;:&quot;article-journal&quot;,&quot;abstract&quot;:&quot;Two broad distal causes of prejudice are past history of intergroup contact and general political predispositions. Two studies investigate the extent to which these effects are mediated by emotions directed at the outgroup, as proposed by Intergroup Emotions Theory (Smith, 1993). In both studies, past intergroup contact and Social Dominance Orientation predict prejudice. as measured either by a feeling thermometer or the Modern Racism Scale. Furthermore, for both studies these effects are significantly mediated by intergroup emotions, above and beyond measures of stereotypes (stereotype endorsement in Study 1 and stereotype knowledge in Study 2) that were entered as alternative potential mediators. Stereotype endorsement also plays a significant mediational role in one case. Increased attention to the role of emotions in intergroup relations, including in the mediation of such powerful and well-known effects as those of intergroup contact and political predispositions, appears to be warranted.&quot;,&quot;container-title&quot;:&quot;Group Processes &amp; Intergroup Relations&quot;,&quot;DOI&quot;:&quot;10.1177/1368430204046109&quot;,&quot;ISSN&quot;:&quot;1368-4302&quot;,&quot;issue&quot;:&quot;3&quot;,&quot;journalAbbreviation&quot;:&quot;Group Processes &amp; Intergroup Relations&quot;,&quot;language&quot;:&quot;en&quot;,&quot;note&quot;:&quot;publisher: SAGE Publications Ltd&quot;,&quot;page&quot;:&quot;221-237&quot;,&quot;source&quot;:&quot;SAGE Journals&quot;,&quot;title&quot;:&quot;Effects of Intergroup Contact and Political Predispositions on Prejudice: Role of Intergroup Emotions&quot;,&quot;title-short&quot;:&quot;Effects of Intergroup Contact and Political Predispositions on Prejudice&quot;,&quot;volume&quot;:&quot;7&quot;,&quot;author&quot;:[{&quot;family&quot;:&quot;Miller&quot;,&quot;given&quot;:&quot;Daniel A.&quot;},{&quot;family&quot;:&quot;Smith&quot;,&quot;given&quot;:&quot;Eliot R.&quot;},{&quot;family&quot;:&quot;Mackie&quot;,&quot;given&quot;:&quot;Diane M.&quot;}],&quot;issued&quot;:{&quot;date-parts&quot;:[[&quot;2004&quot;,7,1]]},&quot;citation-key&quot;:&quot;millerEffectsIntergroupContact2004&quot;}}],&quot;schema&quot;:&quot;https://github.com/citation-style-language/schema/raw/master/csl-citation.json&quot;} RNDe3okKZopHs"/>. <text:span text:style-name="T104">Participants rate their </text:span><text:span text:style-name="T86">general feeling toward </text:span><text:span text:style-name="T104">the group </text:span><text:span text:style-name="T86">using a </text:span><text:span text:style-name="T104">scale from </text:span><text:span text:style-name="T86">zero </text:span><text:span text:style-name="T104">(</text:span><text:span text:style-name="T10">not favorable) </text:span><text:span text:style-name="T86">to </text:span><text:span text:style-name="T104">a </text:span><text:span text:style-name="T86">hundred </text:span><text:span text:style-name="T104">(m</text:span><text:span text:style-name="T9">ost favorable</text:span><text:span text:style-name="T10">)</text:span><text:span text:style-name="T9">.</text:span><text:span text:style-name="T94"> <text:s/></text:span><text:span text:style-name="T85">Additionally, </text:span><text:span text:style-name="T86">we asked the </text:span><text:span text:style-name="T99">participants</text:span><text:span text:style-name="T86"> to rate their general feeling toward robots using </text:span><text:span text:style-name="T104">a feeling thermometer</text:span><text:span text:style-name="T9">. </text:span><text:span text:style-name="T95">The method was not previously used with robots except with some inconclusive reports by Crawford and Brent </text:span><text:reference-mark-start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95">(2019)</text:span><text:reference-mark-end text:name="ZOTERO_ITEM CSL_CITATION {&quot;citationID&quot;:&quot;WKJQH3r9&quot;,&quot;properties&quot;:{&quot;formattedCitation&quot;:&quot;(2019)&quot;,&quot;plainCitation&quot;:&quot;(2019)&quot;,&quot;noteIndex&quot;:0},&quot;citationItems&quot;:[{&quot;id&quot;:2539,&quot;uris&quot;:[&quot;http://zotero.org/groups/2446849/items/2TY7XAK9&quot;],&quot;uri&quot;:[&quot;http://zotero.org/groups/2446849/items/2TY7XAK9&quot;],&quot;itemData&quot;:{&quot;id&quot;:2539,&quot;type&quot;:&quot;article-journal&quot;,&quot;abstract&quot;:&quot;Meta-analyses show that low levels of Openness and Agreeableness correlate with generalized prejudice. However, previous studies narrowly assessed prejudice toward low-status, disadvantaged groups. Using a broad operationalization of generalized prejudice toward a heterogeneous array of targets, we sought to answer two questions: (a) Are some types of people prejudiced against most types of groups? and (b) Are some types of people prejudiced against certain types of groups? Across four samples (N = 7,543), Openness was very weakly related to broad generalized prejudice, r = −.03, 95% confidence interval (CI) [−.07, −.001], whereas low Agreeableness was reliably associated with broad generalized prejudice, r = −.23, 95% CI [−.31, −.16]. When target characteristics moderated relationships between Big Five traits and prejudice, they implied that perceiver–target dissimilarity on personality traits explains prejudice. Importantly, the relationship between Agreeableness and prejudice remained robust across target groups, suggesting it is the personality trait orienting people toward (dis)liking of others.&quot;,&quot;container-title&quot;:&quot;Personality and Social Psychology Bulletin&quot;,&quot;DOI&quot;:&quot;10.1177/0146167219832335&quot;,&quot;ISSN&quot;:&quot;0146-1672&quot;,&quot;issue&quot;:&quot;10&quot;,&quot;journalAbbreviation&quot;:&quot;Pers Soc Psychol Bull&quot;,&quot;language&quot;:&quot;en&quot;,&quot;note&quot;:&quot;publisher: SAGE Publications Inc&quot;,&quot;page&quot;:&quot;1455-1467&quot;,&quot;source&quot;:&quot;SAGE Journals&quot;,&quot;title&quot;:&quot;Who Is Prejudiced, and Toward Whom? The Big Five Traits and Generalized Prejudice&quot;,&quot;title-short&quot;:&quot;Who Is Prejudiced, and Toward Whom?&quot;,&quot;volume&quot;:&quot;45&quot;,&quot;author&quot;:[{&quot;family&quot;:&quot;Crawford&quot;,&quot;given&quot;:&quot;Jarret T.&quot;},{&quot;family&quot;:&quot;Brandt&quot;,&quot;given&quot;:&quot;Mark J.&quot;}],&quot;issued&quot;:{&quot;date-parts&quot;:[[&quot;2019&quot;,10,1]]},&quot;citation-key&quot;:&quot;crawfordWhoPrejudicedWhom2019&quot;},&quot;suppress-author&quot;:true}],&quot;schema&quot;:&quot;https://github.com/citation-style-language/schema/raw/master/csl-citation.json&quot;} RNDw9uqqCjpAJ"/><text:span text:style-name="T95">, but we </text:span><text:span text:style-name="T96">wanted to test its efficacy in correlation with the NARS scale and other results.</text:span></text:p>
      <text:h text:style-name="P49" text:outline-level="3"><text:span text:style-name="T49">General opinions and preferences on meeting people via telerobotics</text:span><text:span text:style-name="T105">.</text:span></text:h>
      <text:p text:style-name="P50"><text:span text:style-name="T53">T</text:span><text:span text:style-name="T52">o assess the general interest of participants in telerobotics, they were first presented with an illustration depicting the scenario of operating a </text:span><text:span text:style-name="T56">tele</text:span><text:span text:style-name="T52">robot situated in a remote location via a mobile phone. </text:span><text:span text:style-name="T54">Participants ranked their level willingness to a number of subjunctive statements between 1 and 5 (</text:span><text:span text:style-name="T50">Definitely not </text:span><text:span text:style-name="T54">to </text:span><text:span text:style-name="T50">Definitely yes): </text:span><text:span text:style-name="T54">would they approach a telerobot at a public space, would they use one in their home, or would they be interested in operating a telerobot </text:span><text:span text:style-name="T55">in a remote location</text:span><text:span text:style-name="T54">. They also answered open questions about the difference between a robot-mediated conversation and face-to-face, what kind places would they like to visit with a telerobot, and what would they have the robot perform.</text:span></text:p>
      <text:p text:style-name="P53"><text:span text:style-name="T54">T</text:span><text:span text:style-name="T52">he next set of question had to do with preferences on the appearance of the teleoperated robot. </text:span><text:span text:style-name="T61">T</text:span><text:span text:style-name="T56">hose </text:span><text:span text:style-name="T61">questions </text:span><text:span text:style-name="T56">were skipped in case the participants expressed no interest </text:span><text:span text:style-name="T61">(marked either 1 or 2) </text:span><text:span text:style-name="T56">in operating a telerobot</text:span><text:span text:style-name="T52">. <text:s/></text:span><text:span text:style-name="T57">Participants had to choose one of several categories of appearance: human, animal or plant, machine, or an abstract shape. Following their selection, they were queried on how their robotic avatar would reflect their identity. We offered multiple aspects in which the robot could appear similar to its operator: nationality, age, gender, voice, religion, or other </text:span><text:span text:style-name="T58">physical</text:span><text:span text:style-name="T57"> </text:span><text:soft-page-break/><text:span text:style-name="T57">accessories </text:span><text:span text:style-name="T58">that reflect ones identity</text:span><text:span text:style-name="T57">. Participants were also able to select whether they would not reveal anything about themselves, or try to be someone else through the robot.</text:span></text:p>
      <text:p text:style-name="P54"><text:span text:style-name="T59">Finally, we asked participants about what features they would like to have in their telerobot. Participants rated a list of features from 1 (</text:span><text:span text:style-name="T17">not </text:span><text:span text:style-name="T18">at </text:span><text:span text:style-name="T17">all important) </text:span><text:span text:style-name="T59">to 5 (</text:span><text:span text:style-name="T17">very important). </text:span><text:span text:style-name="T59">The list included features </text:span><text:span text:style-name="T60">that we identified in our theoretical review </text:span><text:reference-mark-start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60">(Peled et al., 2020)</text:span><text:reference-mark-end text:name="ZOTERO_ITEM CSL_CITATION {&quot;citationID&quot;:&quot;7IyvGluH&quot;,&quot;properties&quot;:{&quot;formattedCitation&quot;:&quot;(Peled et al., 2020)&quot;,&quot;plainCitation&quot;:&quot;(Peled et al., 2020)&quot;,&quot;noteIndex&quot;:0},&quot;citationItems&quot;:[{&quot;id&quot;:2415,&quot;uris&quot;:[&quot;http://zotero.org/groups/2446849/items/3KRJRGCB&quot;],&quot;uri&quot;:[&quot;http://zotero.org/groups/2446849/items/3KRJRGCB&quot;],&quot;itemData&quot;:{&quot;id&quot;:2415,&quot;type&quot;:&quot;paper-conference&quot;,&quot;DOI&quot;:&quot;10.5220/0010148102100217&quot;,&quot;event&quot;:&quot;Proceedings of the 4th International Conference on Computer-Human Interaction Research and Applications - CHIRA,&quot;,&quot;ISBN&quot;:&quot;978-989-758-480-0&quot;,&quot;note&quot;:&quot;issue: 2184-3244&quot;,&quot;page&quot;:&quot;210-217&quot;,&quot;title&quot;:&quot;The Potential of Telepresence Robots for Intergroup Contact&quot;,&quot;author&quot;:[{&quot;family&quot;:&quot;Peled&quot;,&quot;given&quot;:&quot;A.&quot;},{&quot;family&quot;:&quot;Leinonen&quot;,&quot;given&quot;:&quot;T.&quot;},{&quot;family&quot;:&quot;Hasler&quot;,&quot;given&quot;:&quot;B.&quot;}],&quot;issued&quot;:{&quot;date-parts&quot;:[[&quot;2020&quot;]]},&quot;citation-key&quot;:&quot;peledPotentialTelepresenceRobots2020&quot;}}],&quot;schema&quot;:&quot;https://github.com/citation-style-language/schema/raw/master/csl-citation.json&quot;} RNDWBdZHCoqqI"/><text:span text:style-name="T60"> as ones that may benefit intergroup contact scenarios. Those included: Speech translation, moving around the space, making hand gestures, providing touch feedback, showing emotions, showing online content (such as videos and images), showing personal content (such as a private photo file), playing games, and suggesting conversation topics. Additionally, we presented three options of anonymity during the conversation: anonymity only for the operator (the face of the operator is not visible but they can see the interlocutor), for both, or for none. The last question in this section allowed participants to type freely what other features they would like.</text:span></text:p>
      <text:h text:style-name="Heading_20_3" text:outline-level="3">Opinions and preferences on the use of telerobots for intergroup contact.</text:h>
      <text:p text:style-name="P63">Once the participants completed the sections on telerobot and avatar design preferences, they were presented for the first time with the notion of using a telerobot to communicate with members of the outgroup. <text:span text:style-name="T106">We first asked to about the general attitude toward the outgroup using the feeling thermometer </text:span><text:span text:style-name="T107">mentioned above, </text:span><text:span text:style-name="T106">and then about the level of interest from 1 (</text:span><text:span text:style-name="T11">Definitely not) </text:span><text:span text:style-name="T97">to 5 (</text:span><text:span text:style-name="T11">Definitely yes</text:span><text:span text:style-name="T97">) in meeting a member of the outgroup via </text:span><text:span text:style-name="T98">four scenarios: a telerobot operated remotely via a smartphone, a puppet robot performing remotely in public location, a face-to-face meeting, and an online video chat.</text:span></text:p>
      <text:p text:style-name="P59"><text:soft-page-break/><text:span text:style-name="T98">P</text:span><text:span text:style-name="T92">articipants who marked either 1 or 2 in both of the telerobot-based forms skipped to the end of the survey. Those who expressed at least some interest in meeting an outgroup member using a telerobot were then presented with a similar set of questions regarding the preferred identity of their avatar and the preferred feature-set of the telerobot. Finally they were presented with two open questions regarding their hopes and their concerns about meeting a member of the outgroup through a robot.</text:span></text:p>
      <text:p text:style-name="P58"><text:tab/></text:p>
      <text:h text:style-name="P17" text:outline-level="1">4. Results</text:h>
      <text:h text:style-name="P39" text:outline-level="2">4.1. General attitude toward robots</text:h>
      <text:h text:style-name="Heading_20_3" text:outline-level="3">Correlation between the feeling ther<text:span text:style-name="T108">mometer and the NARS scale</text:span></text:h>
      <text:p text:style-name="P64">The feeling thermometer and NARS scale were found to be negatively correlated (R=-0.67, p &lt; 0.01) – A lower (less favorable) value on the feeling thermometer correlated with a higher (more negative) score on the NARS scale.</text:p>
      <text:h text:style-name="P57" text:outline-level="3">Significant differences between the populations</text:h>
      <text:p text:style-name="P65"/>
      <text:p text:style-name="P60"/>
      <text:h text:style-name="P55" text:outline-level="1">5. Discussion</text:h>
      <text:p text:style-name="P14"><text:span text:style-name="T40">It is reasonable to assume that the vaccination gap amplified the sensation of inequality and frustration around Palestinians </text:span><text:span text:style-name="T42">could have effects on the result of the survey</text:span><text:span text:style-name="T40">.</text:span></text:p>
      <text:h text:style-name="P36" text:outline-level="2">.1 Participants</text:h>
      <text:p text:style-name="P38">The survey was conducted</text:p>
      <text:h text:style-name="P13" text:outline-level="1"><text:soft-page-break/></text:h>
      <text:h text:style-name="P13" text:outline-level="1">Heading 1: use this style for level one headings</text:h>
      <text:p text:style-name="P26">Paragraph: use this for the first paragraph in a section, or to continue after an extract.</text:p>
      <text:p text:style-name="P24">New paragraph: use this style when you need to begin a new paragraph.</text:p>
      <text:p text:style-name="P10">Display quotations of over 40 words, or as needed.</text:p>
      <text:list xml:id="list1591901612" text:style-name="WWNum28">
        <text:list-item>
          <text:p text:style-name="P56">For bulleted lists</text:p>
        </text:list-item>
      </text:list>
      <text:list xml:id="list212443275154714" text:continue-list="list2499772772" text:style-name="WWNum24">
        <text:list-item>
          <text:p text:style-name="P62">For numbered lists</text:p>
        </text:list-item>
      </text:list>
      <text:p text:style-name="P9"><text:tab/>Displayed equation<text:tab/>( )</text:p>
      <text:h text:style-name="P18" text:outline-level="2">Heading 2: use this style for level two headings</text:h>
      <text:h text:style-name="P21" text:outline-level="3">Heading 3: use this style for level three headings</text:h>
      <text:p text:style-name="P22"><text:span text:style-name="T4">Heading 4: create the heading in italics</text:span>. Run the text on after a punctuation mark.</text:p>
      <text:p text:style-name="P6">Acknowledgments, avoiding identifying any of the authors prior to peer review</text:p>
      <text:p text:style-name="P12">1. This is a note. The style name is Footnotes, but it can also be applied to endnotes.</text:p>
      <text:p text:style-name="P12"/>
      <text:p text:style-name="P27">References: see the journal’s instructions for authors for details on style</text:p>
      <text:p text:style-name="P3">Table 1. Type your title here. Obtain permission and include the acknowledgement required by the copyright holder if a tabl<text:bookmark text:name="_GoBack"/>e is being reproduced from another source.</text:p>
      <text:p text:style-name="P11">Figure 1. Type your caption here. Obtain permission and include the acknowledgement required by the copyright holder if a figure is being reproduced from another source.</text:p>
      <text:p text:style-name="P28"/>
      <text:h text:style-name="P15" text:outline-level="1">References</text:h>
      <text:p text:style-name="P16"/>
      <text:p text:style-name="Bibliography_20_1"/>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2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iberation Serif" style:font-family-complex="'Liberation Serif'" style:font-family-generic-complex="roman"/>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iberation Serif" style:font-family-complex="'Liberation 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iberation Serif" style:font-family-complex="'Liberation Serif'" style:font-family-generic-complex="roman" style:language-complex="zxx" style:country-complex="non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style: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style: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aragraph" style:default-outline-level="3" style:list-style-name="" style:class="text">
      <style:paragraph-properties fo:margin-left="0in" fo:margin-right="0.3937in" fo:margin-top="0.25in" fo:margin-bottom="0.0417in" style:contextual-spacing="true" fo:line-height="150%" fo:text-indent="0in" style:auto-text-indent="false" fo:keep-with-next="always"/>
      <style:text-properties fo:font-style="italic" style:font-style-asian="italic" style:font-name-complex="Arial" style:font-family-complex="Arial" style:font-family-generic-complex="system" style:font-pitch-complex="variable" style:font-size-complex="13pt" style:font-weight-complex="bold"/>
    </style:style>
    <style:style style:name="Heading_20_4" style:display-name="Heading 4" style:family="paragraph" style:parent-style-name="Paragraph" style:next-style-name="New_20_paragraph" style:default-outline-level="4" style:list-style-name="" style:class="text">
      <style:paragraph-properties fo:margin-top="0.25in" fo:margin-bottom="0.0835in" style:contextual-spacing="false"/>
      <style:text-properties style:font-size-complex="14pt" style:font-weight-complex="bold"/>
    </style:style>
    <style:style style:name="Article_20_title" style:display-name="Article title" style:family="paragraph" style:parent-style-name="Standard" style:next-style-name="Standard" style:default-outline-level="">
      <style:paragraph-properties fo:margin-top="0in" fo:margin-bottom="0.0835in" style:contextual-spacing="false" fo:line-height="150%"/>
      <style:text-properties fo:font-size="14pt" fo:font-weight="bold" style:font-size-asian="14pt" style:font-weight-asian="bold"/>
    </style:style>
    <style:style style:name="Author_20_names" style:display-name="Author names" style:family="paragraph" style:parent-style-name="Standard" style:next-style-name="Standard" style:default-outline-level="">
      <style:paragraph-properties fo:margin-top="0.1665in" fo:margin-bottom="0in" style:contextual-spacing="false" fo:line-height="150%"/>
      <style:text-properties fo:font-size="14pt" style:font-size-asian="14pt"/>
    </style:style>
    <style:style style:name="Affiliation" style:family="paragraph" style:parent-style-name="Standard" style:default-outline-level="">
      <style:paragraph-properties fo:margin-top="0.1665in" fo:margin-bottom="0in" style:contextual-spacing="false" fo:line-height="150%"/>
      <style:text-properties fo:font-style="italic" style:font-style-asian="italic"/>
    </style:style>
    <style:style style:name="Received_20_dates" style:display-name="Received dates" style:family="paragraph" style:parent-style-name="Affiliation" style:next-style-name="Standard" style:default-outline-level=""/>
    <style:style style:name="Abstract" style:family="paragraph" style:parent-style-name="Standard" style:next-style-name="Keywords" style:default-outline-level="">
      <style:paragraph-properties fo:margin-left="0.5in" fo:margin-right="0.3937in" fo:margin-top="0.25in" fo:margin-bottom="0.2083in" style:contextual-spacing="false" fo:line-height="150%" fo:text-indent="0in" style:auto-text-indent="false"/>
      <style:text-properties fo:font-size="11pt" style:font-size-asian="11pt"/>
    </style:style>
    <style:style style:name="Keywords" style:family="paragraph" style:parent-style-name="Standard" style:next-style-name="Paragraph" style:default-outline-level="">
      <style:paragraph-properties fo:margin-left="0.5in" fo:margin-right="0.3937in" fo:margin-top="0.1665in" fo:margin-bottom="0.1665in" style:contextual-spacing="false" fo:line-height="150%" fo:text-indent="0in" style:auto-text-indent="false"/>
      <style:text-properties fo:font-size="11pt" style:font-size-asian="11pt"/>
    </style:style>
    <style:style style:name="Correspondence_20_details" style:display-name="Correspondence details" style:family="paragraph" style:parent-style-name="Standard" style:default-outline-level="">
      <style:paragraph-properties fo:margin-top="0.1665in" fo:margin-bottom="0in" style:contextual-spacing="false" fo:line-height="150%"/>
    </style:style>
    <style:style style:name="Displayed_20_quotation" style:display-name="Displayed quotation" style:family="paragraph" style:parent-style-name="Standard" style:default-outline-level="">
      <style:paragraph-properties fo:margin-left="0.4925in" fo:margin-right="0.2953in" fo:margin-top="0.1665in" fo:margin-bottom="0.25in" style:contextual-spacing="true" fo:line-height="150%" fo:text-indent="0in" style:auto-text-indent="false">
        <style:tab-stops>
          <style:tab-stop style:position="0.748in"/>
          <style:tab-stop style:position="1in"/>
          <style:tab-stop style:position="1.248in"/>
          <style:tab-stop style:position="1.4965in"/>
          <style:tab-stop style:position="1.7445in"/>
        </style:tab-stops>
      </style:paragraph-properties>
      <style:text-properties fo:font-size="11pt" style:font-size-asian="11pt"/>
    </style:style>
    <style:style style:name="Numbered_20_list" style:display-name="Numbered list" style:family="paragraph" style:parent-style-name="Paragraph" style:next-style-name="Paragraph" style:default-outline-level="" style:list-style-name="WWNum24">
      <style:paragraph-properties fo:margin-top="0in" fo:margin-bottom="0.1665in" style:contextual-spacing="true" fo:orphans="2" fo:widows="2"/>
    </style:style>
    <style:style style:name="Displayed_20_equation" style:display-name="Displayed equation" style:family="paragraph" style:parent-style-name="Standard" style:next-style-name="Paragraph" style:default-outline-level="">
      <style:paragraph-properties fo:margin-top="0.1665in" fo:margin-bottom="0.1665in" style:contextual-spacing="false" fo:text-align="center" style:justify-single-word="false">
        <style:tab-stops>
          <style:tab-stop style:position="2.9535in" style:type="center"/>
          <style:tab-stop style:position="5.7098in" style:type="right"/>
        </style:tab-stops>
      </style:paragraph-properties>
    </style:style>
    <style:style style:name="Acknowledgements" style:family="paragraph" style:parent-style-name="Standard" style:next-style-name="Standard" style:default-outline-level="">
      <style:paragraph-properties fo:margin-top="0.0835in" fo:margin-bottom="0in" style:contextual-spacing="false" fo:line-height="150%"/>
      <style:text-properties fo:font-size="11pt" style:font-size-asian="11pt"/>
    </style:style>
    <style:style style:name="Table_20_title" style:display-name="Table title" style:family="paragraph" style:parent-style-name="Standard" style:next-style-name="Standard" style:default-outline-level="">
      <style:paragraph-properties fo:margin-top="0.1665in" fo:margin-bottom="0in" style:contextual-spacing="false" fo:line-height="150%"/>
    </style:style>
    <style:style style:name="Figure_20_caption" style:display-name="Figure caption" style:family="paragraph" style:parent-style-name="Standard" style:next-style-name="Standard" style:default-outline-level="">
      <style:paragraph-properties fo:margin-top="0.1665in" fo:margin-bottom="0in" style:contextual-spacing="false" fo:line-height="150%"/>
    </style:style>
    <style:style style:name="Footnotes" style:family="paragraph" style:parent-style-name="Standard" style:default-outline-level="">
      <style:paragraph-properties fo:margin-left="0.3346in" fo:margin-right="0in" fo:margin-top="0.0835in" fo:margin-bottom="0in" style:contextual-spacing="true" fo:line-height="150%" fo:text-indent="-0.3346in" style:auto-text-indent="false"/>
      <style:text-properties fo:font-size="11pt" style:font-size-asian="11pt"/>
    </style:style>
    <style:style style:name="Notes_20_on_20_contributors" style:display-name="Notes on contributors" style:family="paragraph" style:parent-style-name="Standard" style:default-outline-level="">
      <style:paragraph-properties fo:margin-top="0.1665in" fo:margin-bottom="0in" style:contextual-spacing="false" fo:line-height="150%"/>
      <style:text-properties fo:font-size="11pt" style:font-size-asian="11pt"/>
    </style:style>
    <style:style style:name="Normal_20_paragraph_20_style" style:display-name="Normal paragraph style" style:family="paragraph" style:parent-style-name="Standard" style:next-style-name="Standard" style:default-outline-level=""/>
    <style:style style:name="Paragraph" style:family="paragraph" style:parent-style-name="Standard" style:next-style-name="New_20_paragraph" style:default-outline-level="">
      <style:paragraph-properties fo:margin-top="0.1665in" fo:margin-bottom="0in" style:contextual-spacing="false" fo:orphans="0" fo:widows="0"/>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References" style:family="paragraph" style:parent-style-name="Standard" style:default-outline-level="">
      <style:paragraph-properties fo:margin-left="0.5in" fo:margin-right="0in" fo:margin-top="0.0835in" fo:margin-bottom="0in" style:contextual-spacing="true" fo:line-height="150%" fo:text-indent="-0.5in" style:auto-text-indent="false"/>
    </style:style>
    <style:style style:name="Subject_20_codes" style:display-name="Subject codes" style:family="paragraph" style:parent-style-name="Keywords" style:next-style-name="Paragraph" style:default-outline-level=""/>
    <style:style style:name="Bulleted_20_list" style:display-name="Bulleted list" style:family="paragraph" style:parent-style-name="Paragraph" style:next-style-name="Paragraph" style:default-outline-level="" style:list-style-name="WWNum28">
      <style:paragraph-properties fo:margin-top="0.1665in" fo:margin-bottom="0.1665in" style:contextual-spacing="true" fo:orphans="2" fo:widows="2"/>
    </style:style>
    <style:style style:name="Foot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Endnote" style:family="paragraph" style:parent-style-name="Standard" style:auto-update="true" style:default-outline-level="" style:class="extra">
      <style:paragraph-properties fo:margin-left="0.1972in" fo:margin-right="0in" fo:text-indent="-0.1972in" style:auto-text-indent="false"/>
      <style:text-properties fo:font-size="11pt" style:font-size-asian="11pt" style:font-size-complex="10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0835in" style:contextual-spacing="tru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1665in" fo:margin-bottom="0in" style:contextual-spacing="true" fo:line-height="100%">
        <style:tab-stops>
          <style:tab-stop style:position="3in" style:type="center"/>
          <style:tab-stop style:position="6in" style:type="right"/>
        </style:tab-stops>
      </style:paragraph-properties>
    </style:style>
    <style:style style:name="Heading_20_4_20__2b__20_Paragraph" style:display-name="Heading 4 + Paragraph" style:family="paragraph" style:parent-style-name="Paragraph" style:next-style-name="New_20_paragraph" style:default-outline-level="">
      <style:paragraph-properties fo:margin-top="0.25in" fo:margin-bottom="0in" style:contextual-spacing="false" fo:orphans="2" fo:widows="2"/>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font-size="12pt" fo:font-style="italic" fo:font-weight="bold" style:font-size-asian="12pt"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Heading_20_1_20_Char" style:display-name="Heading 1 Char" style:family="text" style:parent-style-name="Default_20_Paragraph_20_Font">
      <style:text-properties fo:font-size="12pt" fo:font-weight="bold" style:letter-kerning="true" style:font-size-asian="12pt" style:font-weight-asian="bold" style:font-name-complex="Arial"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font-size="12pt" fo:font-style="italic" style:font-name-asian="Times New Roman1" style:font-family-asian="'Times New Roman'" style:font-family-generic-asian="system" style:font-pitch-asian="variable" style:font-size-asian="12pt" style:language-asian="en" style:country-asian="GB" style:font-style-asian="italic" style:font-name-complex="Arial" style:font-family-complex="Arial" style:font-family-generic-complex="system" style:font-pitch-complex="variable" style:font-size-complex="13pt" style:font-weight-complex="bold"/>
    </style:style>
    <style:style style:name="Footnote_20_Text_20_Char" style:display-name="Footnote Text Char" style:family="text" style:parent-style-name="Default_20_Paragraph_20_Font">
      <style:text-properties fo:font-size="11pt" style:font-size-asian="11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parent-style-name="Default_20_Paragraph_20_Font">
      <style:text-properties fo:font-size="11pt" style:font-size-asian="11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4_20_Char" style:display-name="Heading 4 Char" style:family="text" style:parent-style-name="Default_20_Paragraph_20_Font">
      <style:text-properties fo:font-size="12pt" style:font-size-asian="12pt" style:font-size-complex="14pt" style:font-weight-complex="bold"/>
    </style:style>
    <style:style style:name="Header_20_Char" style:display-name="Header Char" style:family="text" style:parent-style-name="Default_20_Paragraph_20_Font">
      <style:text-properties fo:font-size="12pt" style:font-name-asian="Times New Roman1" style:font-family-asian="'Times New Roman'" style:font-family-generic-asian="system" style:font-pitch-asian="variable" style:font-size-asian="12pt" style:language-asian="en" style:country-asian="GB" style:font-size-complex="12pt"/>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style:font-name-complex="Arial" style:font-family-complex="Arial" style:font-family-generic-complex="system" style:font-pitch-complex="variable"/>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Arial" style:font-family-complex="Arial" style:font-family-generic-complex="system" style:font-pitch-complex="variable"/>
    </style:style>
    <style:style style:name="ListLabel_20_4" style:display-name="ListLabel 4" style:family="text">
      <style:text-properties style:font-name-complex="Arial" style:font-family-complex="Arial" style:font-family-generic-complex="system" style:font-pitch-complex="variable"/>
    </style:style>
    <style:style style:name="ListLabel_20_5" style:display-name="ListLabel 5" style:family="text">
      <style:text-properties style:font-name-complex="Arial" style:font-family-complex="Arial" style:font-family-generic-complex="system" style:font-pitch-complex="variable"/>
    </style:style>
    <style:style style:name="ListLabel_20_6" style:display-name="ListLabel 6" style:family="text">
      <style:text-properties style:font-name-complex="Arial" style:font-family-complex="Arial" style:font-family-generic-complex="system" style:font-pitch-complex="variable"/>
    </style:style>
    <style:style style:name="ListLabel_20_7" style:display-name="ListLabel 7" style:family="text">
      <style:text-properties style:font-name-complex="Arial" style:font-family-complex="Arial" style:font-family-generic-complex="system" style:font-pitch-complex="variable"/>
    </style:style>
    <style:style style:name="ListLabel_20_8" style:display-name="ListLabel 8" style:family="text">
      <style:text-properties style:font-name-complex="Arial" style:font-family-complex="Arial" style:font-family-generic-complex="system" style:font-pitch-complex="variable"/>
    </style:style>
    <style:style style:name="ListLabel_20_9" style:display-name="ListLabel 9" style:family="text">
      <style:text-properties style:font-name-complex="Arial" style:font-family-complex="Arial" style:font-family-generic-complex="system" style:font-pitch-complex="variable"/>
    </style:style>
    <style:style style:name="ListLabel_20_10" style:display-name="ListLabel 10" style:family="text">
      <style:text-properties style:font-name-complex="Arial" style:font-family-complex="Arial" style:font-family-generic-complex="system" style:font-pitch-complex="variable"/>
    </style:style>
    <style:style style:name="ListLabel_20_11" style:display-name="ListLabel 11" style:family="text">
      <style:text-properties style:font-name-complex="Arial" style:font-family-complex="Arial" style:font-family-generic-complex="system" style:font-pitch-complex="variable"/>
    </style:style>
    <style:style style:name="ListLabel_20_12" style:display-name="ListLabel 12" style:family="text">
      <style:text-properties style:font-name-complex="Arial" style:font-family-complex="Arial" style:font-family-generic-complex="system" style:font-pitch-complex="variable"/>
    </style:style>
    <style:style style:name="ListLabel_20_13" style:display-name="ListLabel 13" style:family="text">
      <style:text-properties style:font-name-complex="Arial" style:font-family-complex="Arial" style:font-family-generic-complex="system" style:font-pitch-complex="variable"/>
    </style:style>
    <style:style style:name="ListLabel_20_14" style:display-name="ListLabel 14" style:family="text">
      <style:text-properties style:font-name-complex="Arial" style:font-family-complex="Arial" style:font-family-generic-complex="system" style:font-pitch-complex="variable"/>
    </style:style>
    <style:style style:name="ListLabel_20_15" style:display-name="ListLabel 15" style:family="text">
      <style:text-properties style:font-name-complex="Arial" style:font-family-complex="Arial" style:font-family-generic-complex="system" style:font-pitch-complex="variable"/>
    </style:style>
    <style:style style:name="ListLabel_20_16" style:display-name="ListLabel 16" style:family="text">
      <style:text-properties style:font-name-complex="Arial" style:font-family-complex="Arial" style:font-family-generic-complex="system" style:font-pitch-complex="variable"/>
    </style:style>
    <style:style style:name="ListLabel_20_17" style:display-name="ListLabel 17" style:family="text">
      <style:text-properties style:font-name-complex="Arial" style:font-family-complex="Arial" style:font-family-generic-complex="system" style:font-pitch-complex="variable"/>
    </style:style>
    <style:style style:name="ListLabel_20_18" style:display-name="ListLabel 18" style:family="text">
      <style:text-properties style:font-name-complex="Arial" style:font-family-complex="Arial" style:font-family-generic-complex="system" style:font-pitch-complex="variable"/>
    </style:style>
    <style:style style:name="ListLabel_20_19" style:display-name="ListLabel 19" style:family="text">
      <style:text-properties style:font-name-complex="Arial" style:font-family-complex="Arial" style:font-family-generic-complex="system" style:font-pitch-complex="variable"/>
    </style:style>
    <style:style style:name="ListLabel_20_20" style:display-name="ListLabel 20" style:family="text">
      <style:text-properties style:font-name-complex="Arial" style:font-family-complex="Arial" style:font-family-generic-complex="system" style:font-pitch-complex="variable"/>
    </style:style>
    <style:style style:name="ListLabel_20_21" style:display-name="ListLabel 21" style:family="text">
      <style:text-properties style:font-name-complex="Arial" style:font-family-complex="Aria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prefix="(" style:num-suffix=")" style:num-format="1">
        <style:list-level-properties text:list-level-position-and-space-mode="label-alignment">
          <style:list-level-label-alignment text:label-followed-by="listtab" fo:text-indent="-0.3154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prefix="(" style:num-suffix=")" style:num-format="1">
        <style:list-level-properties text:list-level-position-and-space-mode="label-alignment" fo:text-align="end">
          <style:list-level-label-alignment text:label-followed-by="listtab" fo:text-indent="-0.1256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style:list-level-properties>
        <style:text-properties style:font-name="Symbol"/>
      </text:list-level-style-bullet>
      <text:list-level-style-bullet text:level="2" loext:num-list-format=""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loext:num-list-format="o"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loext:num-list-format=""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loext:num-list-format=""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loext:num-list-format=""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loext:num-list-format="o"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loext:num-list-format=""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loext:num-list-format=""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prefix="("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prefix="(" style:num-suffix=")" style:num-format="1">
        <style:list-level-properties text:list-level-position-and-space-mode="label-alignment" fo:text-align="end">
          <style:list-level-label-alignment text:label-followed-by="listtab" fo:text-indent="-0.1063in" fo:margin-left="0.5in"/>
        </style:list-level-properties>
      </text:list-level-style-number>
      <text:list-level-style-number text:level="2" loext:num-list-format="(%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page-layout style:name="Mpm1">
      <style:page-layout-properties fo:page-width="8.2681in" fo:page-height="11.6929in" style:num-format="1" style:print-orientation="portrait" fo:margin-top="0.4925in" fo:margin-bottom="0.4925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First_20_Page" style:display-name="First Page" style:page-layout-name="Mpm2" draw:style-name="Mdp1" style:next-style-name="Standard">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F_Template_Word_Windows_2016</dc:title>
    <meta:editing-cycles>82</meta:editing-cycles>
    <meta:print-date>2011-07-22T14:54:00</meta:print-date>
    <meta:creation-date>2021-11-17T16:16:58.104202855</meta:creation-date>
    <dc:date>2022-03-02T21:24:41.171918524</dc:date>
    <meta:editing-duration>P5DT16H29M52S</meta:editing-duration>
    <meta:generator>LibreOffice/7.2.5.2$Linux_X86_64 LibreOffice_project/20$Build-2</meta:generator>
    <meta:document-statistic meta:table-count="0" meta:image-count="0" meta:object-count="0" meta:page-count="10" meta:paragraph-count="68" meta:word-count="2016" meta:character-count="12919" meta:non-whitespace-character-count="10966"/>
    <meta:user-defined meta:name="AppVersion">16.0000</meta:user-defined>
    <meta:user-defined meta:name="Company">Informa Plc</meta:user-defined>
    <meta:user-defined meta:name="ZOTERO_PREF_1">&lt;data data-version="3" zotero-version="5.0.96.3"&gt;&lt;session id="onMRwmTf"/&gt;&lt;style id="http://www.zotero.org/styles/apa" locale="en-US" hasBibliography="1" bibliographyStyleHasBeenSet="1"/&gt;&lt;prefs&gt;&lt;pref name="fieldType" value="ReferenceMark"/&gt;&lt;pref name="auto</meta:user-defined>
    <meta:user-defined meta:name="ZOTERO_PREF_2">maticJournalAbbreviations" value="true"/&gt;&lt;/prefs&gt;&lt;/data&gt;</meta:user-defined>
    <meta:template xlink:type="simple" xlink:actuate="onRequest" xlink:title="TF_Template_Word_Windows_2016.dotx" xlink:href=""/>
  </office:meta>
</office:document-meta>
</file>